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1.4098in"/>
    </style:style>
    <style:style style:name="co4" style:family="table-column">
      <style:table-column-properties fo:break-before="auto" style:column-width="1.6138in"/>
    </style:style>
    <style:style style:name="co5" style:family="table-column">
      <style:table-column-properties fo:break-before="auto" style:column-width="2.272in"/>
    </style:style>
    <style:style style:name="co6" style:family="table-column">
      <style:table-column-properties fo:break-before="auto" style:column-width="1.0654in"/>
    </style:style>
    <style:style style:name="co7" style:family="table-column">
      <style:table-column-properties fo:break-before="auto" style:column-width="1.0972in"/>
    </style:style>
    <style:style style:name="co8" style:family="table-column">
      <style:table-column-properties fo:break-before="auto" style:column-width="2.2811in"/>
    </style:style>
    <style:style style:name="co9" style:family="table-column">
      <style:table-column-properties fo:break-before="auto" style:column-width="2.3134in"/>
    </style:style>
    <style:style style:name="co10" style:family="table-column">
      <style:table-column-properties fo:break-before="auto" style:column-width="2.4071in"/>
    </style:style>
    <style:style style:name="co11" style:family="table-column">
      <style:table-column-properties fo:break-before="auto" style:column-width="2.3244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45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ro4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117">
      <style:text-properties fo:font-weight="normal" style:font-weight-asian="normal" style:font-weight-complex="normal"/>
    </style:style>
    <style:style style:name="ce11" style:family="table-cell" style:parent-style-name="Default" style:data-style-name="N117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color="#b80047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color="#0000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17">
      <style:map style:condition="cell-content()&lt;10000000" style:apply-style-name="OutOfRange" style:base-cell-address="Sheet1.A132"/>
      <style:map style:condition="cell-content()&gt;60000000" style:apply-style-name="OutOfRange" style:base-cell-address="Sheet1.A132"/>
    </style:style>
    <style:style style:name="ce6" style:family="table-cell" style:parent-style-name="Default">
      <style:map style:condition="cell-content()&lt;100000" style:apply-style-name="OutOfRange" style:base-cell-address="Sheet1.F13"/>
      <style:map style:condition="cell-content()&gt;20000000" style:apply-style-name="OutOfRange" style:base-cell-address="Sheet1.F13"/>
    </style:style>
    <style:style style:name="ce7" style:family="table-cell" style:parent-style-name="Default" style:data-style-name="N117">
      <style:map style:condition="cell-content()&lt;275000000" style:apply-style-name="OutOfRange" style:base-cell-address="Sheet1.G11"/>
      <style:map style:condition="cell-content()&gt;550000000" style:apply-style-name="OutOfRange" style:base-cell-address="Sheet1.G11"/>
    </style:style>
    <style:style style:name="ce8" style:family="table-cell" style:parent-style-name="Default" style:data-style-name="N117"/>
    <style:style style:name="ce9" style:family="table-cell" style:parent-style-name="Default" style:data-style-name="N117">
      <style:map style:condition="cell-content()&lt;156000000" style:apply-style-name="OutOfRange" style:base-cell-address="Sheet1.F132"/>
      <style:map style:condition="cell-content()&gt;320000000" style:apply-style-name="OutOfRange" style:base-cell-address="Sheet1.F132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default-cell-style-name="ce6"/>
        <table:table-column table:style-name="co9" table:default-cell-style-name="ce7"/>
        <table:table-column table:style-name="co10" table:default-cell-style-name="ce8"/>
        <table:table-column table:style-name="co11" table:default-cell-style-name="ce8"/>
        <table:table-row table:style-name="ro1" table:number-rows-repeated="4"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2">
          <table:table-cell table:number-columns-repeated="2"/>
          <table:table-cell table:style-name="ce1" office:value-type="string">
            <text:p>PLL Settings for CCLK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3">
          <table:table-cell table:number-columns-repeated="2"/>
          <table:table-cell table:style-name="ce2" office:value-type="string" table:number-columns-spanned="4" table:number-rows-spanned="1">
            <text:p>User Manual LPC23xx Rev. 03 – 25 August 2009 p57</text:p>
          </table:table-cell>
          <table:covered-table-cell table:number-columns-repeated="2"/>
          <table:covered-table-cell table:style-name="Default"/>
          <table:table-cell table:style-name="Default" table:number-columns-repeated="3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Fref=Fin/N</text:p>
          </table:table-cell>
          <table:table-cell table:style-name="Default" table:number-columns-repeated="3"/>
        </table:table-row>
        <table:table-row table:style-name="ro3">
          <table:table-cell office:value-type="string">
            <text:p>USB Must be 48MHZ</text:p>
          </table:table-cell>
          <table:table-cell office:value-type="string">
            <text:p>We like whole integers</text:p>
          </table:table-cell>
          <table:table-cell table:style-name="ce3" office:value-type="string">
            <text:p>10MHZ &lt;= CCLK &lt;= 60Mhz</text:p>
          </table:table-cell>
          <table:table-cell table:style-name="ce3" office:value-type="string">
            <text:p>M</text:p>
          </table:table-cell>
          <table:table-cell table:style-name="ce3" office:value-type="string">
            <text:p>N</text:p>
          </table:table-cell>
          <table:table-cell table:style-name="ce3" office:value-type="string">
            <text:p>100kHz &lt; Fref &lt; 20MHz</text:p>
          </table:table-cell>
          <table:table-cell table:style-name="ce3" office:value-type="string">
            <text:p>275Mhz &lt;= Fcco &lt;= 550Mhz</text:p>
          </table:table-cell>
          <table:table-cell table:style-name="ce3" office:value-type="string">
            <text:p>32kHZ &lt;= Fin &lt;= 50MHZ</text:p>
          </table:table-cell>
          <table:table-cell table:style-name="Default"/>
        </table:table-row>
        <table:table-row table:style-name="ro3">
          <table:table-cell office:value-type="string">
            <text:p>USB Divide</text:p>
          </table:table-cell>
          <table:table-cell office:value-type="string">
            <text:p>CCLK Divide</text:p>
          </table:table-cell>
          <table:table-cell table:style-name="ce4" office:value-type="string">
            <text:p>CCLK</text:p>
          </table:table-cell>
          <table:table-cell table:style-name="ce4" table:number-columns-repeated="3"/>
          <table:table-cell table:style-name="ce4" office:value-type="string">
            <text:p>Fcco</text:p>
          </table:table-cell>
          <table:table-cell table:style-name="ce4" office:value-type="string">
            <text:p>Fin</text:p>
          </table:table-cell>
          <table:table-cell table:style-name="Default"/>
        </table:table-row>
        <table:table-row table:style-name="ro1">
          <table:table-cell table:formula="of:=[.G11]/48000000" office:value-type="float" office:value="10">
            <text:p>10</text:p>
          </table:table-cell>
          <table:table-cell table:formula="of:=[.G11]/[.C11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11]*[.E11])/(2*[.H11])"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H11]/[.E11]" office:value-type="float" office:value="12000000">
            <text:p>12000000</text:p>
          </table:table-cell>
          <table:table-cell office:value-type="float" office:value="480000000">
            <text:p>48.0E+07</text:p>
          </table:table-cell>
          <table:table-cell office:value-type="float" office:value="12000000">
            <text:p>12.0E+06</text:p>
          </table:table-cell>
          <table:table-cell table:style-name="Default"/>
        </table:table-row>
        <table:table-row table:style-name="ro1">
          <table:table-cell table:formula="of:=[.G12]/48000000" office:value-type="float" office:value="10">
            <text:p>10</text:p>
          </table:table-cell>
          <table:table-cell table:formula="of:=[.G12]/[.C12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12]*[.E12])/(2*[.H12])" office:value-type="float" office:value="39.9999966666669">
            <text:p>40.00</text:p>
          </table:table-cell>
          <table:table-cell office:value-type="float" office:value="2">
            <text:p>2</text:p>
          </table:table-cell>
          <table:table-cell table:formula="of:=[.H12]/[.E12]" office:value-type="float" office:value="6000000.5">
            <text:p>6000000.5</text:p>
          </table:table-cell>
          <table:table-cell office:value-type="float" office:value="480000000">
            <text:p>48.0E+07</text:p>
          </table:table-cell>
          <table:table-cell office:value-type="float" office:value="12000001">
            <text:p>12.0E+06</text:p>
          </table:table-cell>
          <table:table-cell table:style-name="Default"/>
        </table:table-row>
        <table:table-row table:style-name="ro1">
          <table:table-cell table:formula="of:=[.G13]/48000000" office:value-type="float" office:value="10">
            <text:p>10</text:p>
          </table:table-cell>
          <table:table-cell table:formula="of:=[.G13]/[.C13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13]*[.E13])/(2*[.H13])" office:value-type="float" office:value="59.9999900000017">
            <text:p>60.00</text:p>
          </table:table-cell>
          <table:table-cell office:value-type="float" office:value="3">
            <text:p>3</text:p>
          </table:table-cell>
          <table:table-cell table:formula="of:=[.H13]/[.E13]" office:value-type="float" office:value="4000000.66666667">
            <text:p>4000000.67</text:p>
          </table:table-cell>
          <table:table-cell office:value-type="float" office:value="480000000">
            <text:p>48.0E+07</text:p>
          </table:table-cell>
          <table:table-cell office:value-type="float" office:value="12000002">
            <text:p>12.0E+06</text:p>
          </table:table-cell>
          <table:table-cell table:style-name="Default"/>
        </table:table-row>
        <table:table-row table:style-name="ro1">
          <table:table-cell table:formula="of:=[.G14]/48000000" office:value-type="float" office:value="10">
            <text:p>10</text:p>
          </table:table-cell>
          <table:table-cell table:formula="of:=[.G14]/[.C14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14]*[.E14])/(2*[.H14])" office:value-type="float" office:value="79.999980000005">
            <text:p>80.00</text:p>
          </table:table-cell>
          <table:table-cell office:value-type="float" office:value="4">
            <text:p>4</text:p>
          </table:table-cell>
          <table:table-cell table:formula="of:=[.H14]/[.E14]" office:value-type="float" office:value="3000000.75">
            <text:p>3000000.75</text:p>
          </table:table-cell>
          <table:table-cell office:value-type="float" office:value="480000000">
            <text:p>48.0E+07</text:p>
          </table:table-cell>
          <table:table-cell office:value-type="float" office:value="12000003">
            <text:p>12.0E+06</text:p>
          </table:table-cell>
          <table:table-cell table:style-name="Default"/>
        </table:table-row>
        <table:table-row table:style-name="ro1">
          <table:table-cell table:formula="of:=[.G15]/48000000" office:value-type="float" office:value="10">
            <text:p>10</text:p>
          </table:table-cell>
          <table:table-cell table:formula="of:=[.G15]/[.C15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15]*[.E15])/(2*[.H15])" office:value-type="float" office:value="99.9999666666778">
            <text:p>100.00</text:p>
          </table:table-cell>
          <table:table-cell office:value-type="float" office:value="5">
            <text:p>5</text:p>
          </table:table-cell>
          <table:table-cell table:formula="of:=[.H15]/[.E15]" office:value-type="float" office:value="2400000.8">
            <text:p>2400000.8</text:p>
          </table:table-cell>
          <table:table-cell office:value-type="float" office:value="480000000">
            <text:p>48.0E+07</text:p>
          </table:table-cell>
          <table:table-cell office:value-type="float" office:value="12000004">
            <text:p>12.0E+06</text:p>
          </table:table-cell>
          <table:table-cell table:style-name="Default"/>
        </table:table-row>
        <table:table-row table:style-name="ro1">
          <table:table-cell table:formula="of:=[.G16]/48000000" office:value-type="float" office:value="10">
            <text:p>10</text:p>
          </table:table-cell>
          <table:table-cell table:formula="of:=[.G16]/[.C16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16]*[.E16])/(2*[.H16])" office:value-type="float" office:value="119.999950000021">
            <text:p>120.00</text:p>
          </table:table-cell>
          <table:table-cell office:value-type="float" office:value="6">
            <text:p>6</text:p>
          </table:table-cell>
          <table:table-cell table:formula="of:=[.H16]/[.E16]" office:value-type="float" office:value="2000000.83333333">
            <text:p>2000000.83</text:p>
          </table:table-cell>
          <table:table-cell office:value-type="float" office:value="480000000">
            <text:p>48.0E+07</text:p>
          </table:table-cell>
          <table:table-cell office:value-type="float" office:value="12000005">
            <text:p>12.0E+06</text:p>
          </table:table-cell>
          <table:table-cell table:style-name="Default"/>
        </table:table-row>
        <table:table-row table:style-name="ro1">
          <table:table-cell table:formula="of:=[.G17]/48000000" office:value-type="float" office:value="10">
            <text:p>10</text:p>
          </table:table-cell>
          <table:table-cell table:formula="of:=[.G17]/[.C17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17]*[.E17])/(2*[.H17])" office:value-type="float" office:value="139.999930000035">
            <text:p>140.00</text:p>
          </table:table-cell>
          <table:table-cell office:value-type="float" office:value="7">
            <text:p>7</text:p>
          </table:table-cell>
          <table:table-cell table:formula="of:=[.H17]/[.E17]" office:value-type="float" office:value="1714286.57142857">
            <text:p>1714286.57</text:p>
          </table:table-cell>
          <table:table-cell office:value-type="float" office:value="480000000">
            <text:p>48.0E+07</text:p>
          </table:table-cell>
          <table:table-cell office:value-type="float" office:value="12000006">
            <text:p>12.0E+06</text:p>
          </table:table-cell>
          <table:table-cell table:style-name="Default"/>
        </table:table-row>
        <table:table-row table:style-name="ro1">
          <table:table-cell table:formula="of:=[.G18]/48000000" office:value-type="float" office:value="10">
            <text:p>10</text:p>
          </table:table-cell>
          <table:table-cell table:formula="of:=[.G18]/[.C18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18]*[.E18])/(2*[.H18])" office:value-type="float" office:value="159.999906666721">
            <text:p>160.00</text:p>
          </table:table-cell>
          <table:table-cell office:value-type="float" office:value="8">
            <text:p>8</text:p>
          </table:table-cell>
          <table:table-cell table:formula="of:=[.H18]/[.E18]" office:value-type="float" office:value="1500000.875">
            <text:p>1500000.88</text:p>
          </table:table-cell>
          <table:table-cell office:value-type="float" office:value="480000000">
            <text:p>48.0E+07</text:p>
          </table:table-cell>
          <table:table-cell office:value-type="float" office:value="12000007">
            <text:p>12.0E+06</text:p>
          </table:table-cell>
          <table:table-cell table:style-name="Default"/>
        </table:table-row>
        <table:table-row table:style-name="ro1">
          <table:table-cell table:formula="of:=[.G19]/48000000" office:value-type="float" office:value="10">
            <text:p>10</text:p>
          </table:table-cell>
          <table:table-cell table:formula="of:=[.G19]/[.C19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19]*[.E19])/(2*[.H19])" office:value-type="float" office:value="179.99988000008">
            <text:p>180.00</text:p>
          </table:table-cell>
          <table:table-cell office:value-type="float" office:value="9">
            <text:p>9</text:p>
          </table:table-cell>
          <table:table-cell table:formula="of:=[.H19]/[.E19]" office:value-type="float" office:value="1333334.22222222">
            <text:p>1333334.22</text:p>
          </table:table-cell>
          <table:table-cell office:value-type="float" office:value="480000000">
            <text:p>48.0E+07</text:p>
          </table:table-cell>
          <table:table-cell office:value-type="float" office:value="12000008">
            <text:p>12.0E+06</text:p>
          </table:table-cell>
          <table:table-cell table:style-name="Default"/>
        </table:table-row>
        <table:table-row table:style-name="ro1">
          <table:table-cell table:formula="of:=[.G20]/48000000" office:value-type="float" office:value="10">
            <text:p>10</text:p>
          </table:table-cell>
          <table:table-cell table:formula="of:=[.G20]/[.C20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20]*[.E20])/(2*[.H20])" office:value-type="float" office:value="199.999850000113">
            <text:p>200.00</text:p>
          </table:table-cell>
          <table:table-cell office:value-type="float" office:value="10">
            <text:p>10</text:p>
          </table:table-cell>
          <table:table-cell table:formula="of:=[.H20]/[.E20]" office:value-type="float" office:value="1200000.9">
            <text:p>1200000.9</text:p>
          </table:table-cell>
          <table:table-cell office:value-type="float" office:value="480000000">
            <text:p>48.0E+07</text:p>
          </table:table-cell>
          <table:table-cell office:value-type="float" office:value="12000009">
            <text:p>12.0E+06</text:p>
          </table:table-cell>
          <table:table-cell table:style-name="Default"/>
        </table:table-row>
        <table:table-row table:style-name="ro1">
          <table:table-cell table:formula="of:=[.G21]/48000000" office:value-type="float" office:value="10">
            <text:p>10</text:p>
          </table:table-cell>
          <table:table-cell table:formula="of:=[.G21]/[.C21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21]*[.E21])/(2*[.H21])" office:value-type="float" office:value="219.999816666819">
            <text:p>220.00</text:p>
          </table:table-cell>
          <table:table-cell office:value-type="float" office:value="11">
            <text:p>11</text:p>
          </table:table-cell>
          <table:table-cell table:formula="of:=[.H21]/[.E21]" office:value-type="float" office:value="1090910">
            <text:p>1090910</text:p>
          </table:table-cell>
          <table:table-cell office:value-type="float" office:value="480000000">
            <text:p>48.0E+07</text:p>
          </table:table-cell>
          <table:table-cell office:value-type="float" office:value="12000010">
            <text:p>12.0E+06</text:p>
          </table:table-cell>
          <table:table-cell table:style-name="Default"/>
        </table:table-row>
        <table:table-row table:style-name="ro1">
          <table:table-cell table:formula="of:=[.G22]/48000000" office:value-type="float" office:value="10">
            <text:p>10</text:p>
          </table:table-cell>
          <table:table-cell table:formula="of:=[.G22]/[.C22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22]*[.E22])/(2*[.H22])" office:value-type="float" office:value="239.999780000202">
            <text:p>240.00</text:p>
          </table:table-cell>
          <table:table-cell office:value-type="float" office:value="12">
            <text:p>12</text:p>
          </table:table-cell>
          <table:table-cell table:formula="of:=[.H22]/[.E22]" office:value-type="float" office:value="1000000.91666667">
            <text:p>1000000.92</text:p>
          </table:table-cell>
          <table:table-cell office:value-type="float" office:value="480000000">
            <text:p>48.0E+07</text:p>
          </table:table-cell>
          <table:table-cell office:value-type="float" office:value="12000011">
            <text:p>12.0E+06</text:p>
          </table:table-cell>
          <table:table-cell table:style-name="Default"/>
        </table:table-row>
        <table:table-row table:style-name="ro1">
          <table:table-cell table:formula="of:=[.G23]/48000000" office:value-type="float" office:value="10">
            <text:p>10</text:p>
          </table:table-cell>
          <table:table-cell table:formula="of:=[.G23]/[.C23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23]*[.E23])/(2*[.H23])" office:value-type="float" office:value="259.99974000026">
            <text:p>260.00</text:p>
          </table:table-cell>
          <table:table-cell office:value-type="float" office:value="13">
            <text:p>13</text:p>
          </table:table-cell>
          <table:table-cell table:formula="of:=[.H23]/[.E23]" office:value-type="float" office:value="923077.846153846">
            <text:p>923077.85</text:p>
          </table:table-cell>
          <table:table-cell office:value-type="float" office:value="480000000">
            <text:p>48.0E+07</text:p>
          </table:table-cell>
          <table:table-cell office:value-type="float" office:value="12000012">
            <text:p>12.0E+06</text:p>
          </table:table-cell>
          <table:table-cell table:style-name="Default"/>
        </table:table-row>
        <table:table-row table:style-name="ro1">
          <table:table-cell table:formula="of:=[.G24]/48000000" office:value-type="float" office:value="10">
            <text:p>10</text:p>
          </table:table-cell>
          <table:table-cell table:formula="of:=[.G24]/[.C24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24]*[.E24])/(2*[.H24])" office:value-type="float" office:value="279.999696666995">
            <text:p>280.00</text:p>
          </table:table-cell>
          <table:table-cell office:value-type="float" office:value="14">
            <text:p>14</text:p>
          </table:table-cell>
          <table:table-cell table:formula="of:=[.H24]/[.E24]" office:value-type="float" office:value="857143.785714286">
            <text:p>857143.79</text:p>
          </table:table-cell>
          <table:table-cell office:value-type="float" office:value="480000000">
            <text:p>48.0E+07</text:p>
          </table:table-cell>
          <table:table-cell office:value-type="float" office:value="12000013">
            <text:p>12.0E+06</text:p>
          </table:table-cell>
          <table:table-cell table:style-name="Default"/>
        </table:table-row>
        <table:table-row table:style-name="ro1">
          <table:table-cell table:formula="of:=[.G25]/48000000" office:value-type="float" office:value="10">
            <text:p>10</text:p>
          </table:table-cell>
          <table:table-cell table:formula="of:=[.G25]/[.C25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25]*[.E25])/(2*[.H25])" office:value-type="float" office:value="299.999650000408">
            <text:p>300.00</text:p>
          </table:table-cell>
          <table:table-cell office:value-type="float" office:value="15">
            <text:p>15</text:p>
          </table:table-cell>
          <table:table-cell table:formula="of:=[.H25]/[.E25]" office:value-type="float" office:value="800000.933333333">
            <text:p>800000.93</text:p>
          </table:table-cell>
          <table:table-cell office:value-type="float" office:value="480000000">
            <text:p>48.0E+07</text:p>
          </table:table-cell>
          <table:table-cell office:value-type="float" office:value="12000014">
            <text:p>12.0E+06</text:p>
          </table:table-cell>
          <table:table-cell table:style-name="Default"/>
        </table:table-row>
        <table:table-row table:style-name="ro1">
          <table:table-cell table:formula="of:=[.G26]/48000000" office:value-type="float" office:value="10">
            <text:p>10</text:p>
          </table:table-cell>
          <table:table-cell table:formula="of:=[.G26]/[.C26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26]*[.E26])/(2*[.H26])" office:value-type="float" office:value="319.9996000005">
            <text:p>320.00</text:p>
          </table:table-cell>
          <table:table-cell office:value-type="float" office:value="16">
            <text:p>16</text:p>
          </table:table-cell>
          <table:table-cell table:formula="of:=[.H26]/[.E26]" office:value-type="float" office:value="750000.9375">
            <text:p>750000.94</text:p>
          </table:table-cell>
          <table:table-cell office:value-type="float" office:value="480000000">
            <text:p>48.0E+07</text:p>
          </table:table-cell>
          <table:table-cell office:value-type="float" office:value="12000015">
            <text:p>12.0E+06</text:p>
          </table:table-cell>
          <table:table-cell table:style-name="Default"/>
        </table:table-row>
        <table:table-row table:style-name="ro1">
          <table:table-cell table:formula="of:=[.G27]/48000000" office:value-type="float" office:value="10">
            <text:p>10</text:p>
          </table:table-cell>
          <table:table-cell table:formula="of:=[.G27]/[.C27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27]*[.E27])/(2*[.H27])" office:value-type="float" office:value="339.999546667271">
            <text:p>340.00</text:p>
          </table:table-cell>
          <table:table-cell office:value-type="float" office:value="17">
            <text:p>17</text:p>
          </table:table-cell>
          <table:table-cell table:formula="of:=[.H27]/[.E27]" office:value-type="float" office:value="705883.294117647">
            <text:p>705883.29</text:p>
          </table:table-cell>
          <table:table-cell office:value-type="float" office:value="480000000">
            <text:p>48.0E+07</text:p>
          </table:table-cell>
          <table:table-cell office:value-type="float" office:value="12000016">
            <text:p>12.0E+06</text:p>
          </table:table-cell>
          <table:table-cell table:style-name="Default"/>
        </table:table-row>
        <table:table-row table:style-name="ro1">
          <table:table-cell table:formula="of:=[.G28]/48000000" office:value-type="float" office:value="10">
            <text:p>10</text:p>
          </table:table-cell>
          <table:table-cell table:formula="of:=[.G28]/[.C28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28]*[.E28])/(2*[.H28])" office:value-type="float" office:value="359.999490000723">
            <text:p>360.00</text:p>
          </table:table-cell>
          <table:table-cell office:value-type="float" office:value="18">
            <text:p>18</text:p>
          </table:table-cell>
          <table:table-cell table:formula="of:=[.H28]/[.E28]" office:value-type="float" office:value="666667.611111111">
            <text:p>666667.61</text:p>
          </table:table-cell>
          <table:table-cell office:value-type="float" office:value="480000000">
            <text:p>48.0E+07</text:p>
          </table:table-cell>
          <table:table-cell office:value-type="float" office:value="12000017">
            <text:p>12.0E+06</text:p>
          </table:table-cell>
          <table:table-cell table:style-name="Default"/>
        </table:table-row>
        <table:table-row table:style-name="ro1">
          <table:table-cell table:formula="of:=[.G29]/48000000" office:value-type="float" office:value="10">
            <text:p>10</text:p>
          </table:table-cell>
          <table:table-cell table:formula="of:=[.G29]/[.C29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29]*[.E29])/(2*[.H29])" office:value-type="float" office:value="379.999430000855">
            <text:p>380.00</text:p>
          </table:table-cell>
          <table:table-cell office:value-type="float" office:value="19">
            <text:p>19</text:p>
          </table:table-cell>
          <table:table-cell table:formula="of:=[.H29]/[.E29]" office:value-type="float" office:value="631579.894736842">
            <text:p>631579.89</text:p>
          </table:table-cell>
          <table:table-cell office:value-type="float" office:value="480000000">
            <text:p>48.0E+07</text:p>
          </table:table-cell>
          <table:table-cell office:value-type="float" office:value="12000018">
            <text:p>12.0E+06</text:p>
          </table:table-cell>
          <table:table-cell table:style-name="Default"/>
        </table:table-row>
        <table:table-row table:style-name="ro1">
          <table:table-cell table:formula="of:=[.G30]/48000000" office:value-type="float" office:value="10">
            <text:p>10</text:p>
          </table:table-cell>
          <table:table-cell table:formula="of:=[.G30]/[.C30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30]*[.E30])/(2*[.H30])" office:value-type="float" office:value="399.999366667669">
            <text:p>400.00</text:p>
          </table:table-cell>
          <table:table-cell office:value-type="float" office:value="20">
            <text:p>20</text:p>
          </table:table-cell>
          <table:table-cell table:formula="of:=[.H30]/[.E30]" office:value-type="float" office:value="600000.95">
            <text:p>600000.95</text:p>
          </table:table-cell>
          <table:table-cell office:value-type="float" office:value="480000000">
            <text:p>48.0E+07</text:p>
          </table:table-cell>
          <table:table-cell office:value-type="float" office:value="12000019">
            <text:p>12.0E+06</text:p>
          </table:table-cell>
          <table:table-cell table:style-name="Default"/>
        </table:table-row>
        <table:table-row table:style-name="ro1">
          <table:table-cell table:formula="of:=[.G31]/48000000" office:value-type="float" office:value="10">
            <text:p>10</text:p>
          </table:table-cell>
          <table:table-cell table:formula="of:=[.G31]/[.C31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31]*[.E31])/(2*[.H31])" office:value-type="float" office:value="419.999300001167">
            <text:p>420.00</text:p>
          </table:table-cell>
          <table:table-cell office:value-type="float" office:value="21">
            <text:p>21</text:p>
          </table:table-cell>
          <table:table-cell table:formula="of:=[.H31]/[.E31]" office:value-type="float" office:value="571429.523809524">
            <text:p>571429.52</text:p>
          </table:table-cell>
          <table:table-cell office:value-type="float" office:value="480000000">
            <text:p>48.0E+07</text:p>
          </table:table-cell>
          <table:table-cell office:value-type="float" office:value="12000020">
            <text:p>12.0E+06</text:p>
          </table:table-cell>
          <table:table-cell table:style-name="Default"/>
        </table:table-row>
        <table:table-row table:style-name="ro1">
          <table:table-cell table:formula="of:=[.G32]/48000000" office:value-type="float" office:value="10">
            <text:p>10</text:p>
          </table:table-cell>
          <table:table-cell table:formula="of:=[.G32]/[.C32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32]*[.E32])/(2*[.H32])" office:value-type="float" office:value="439.999230001347">
            <text:p>440.00</text:p>
          </table:table-cell>
          <table:table-cell office:value-type="float" office:value="22">
            <text:p>22</text:p>
          </table:table-cell>
          <table:table-cell table:formula="of:=[.H32]/[.E32]" office:value-type="float" office:value="545455.5">
            <text:p>545455.5</text:p>
          </table:table-cell>
          <table:table-cell office:value-type="float" office:value="480000000">
            <text:p>48.0E+07</text:p>
          </table:table-cell>
          <table:table-cell office:value-type="float" office:value="12000021">
            <text:p>12.0E+06</text:p>
          </table:table-cell>
          <table:table-cell table:style-name="Default"/>
        </table:table-row>
        <table:table-row table:style-name="ro1">
          <table:table-cell table:formula="of:=[.G33]/48000000" office:value-type="float" office:value="10">
            <text:p>10</text:p>
          </table:table-cell>
          <table:table-cell table:formula="of:=[.G33]/[.C33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33]*[.E33])/(2*[.H33])" office:value-type="float" office:value="459.999156668213">
            <text:p>460.00</text:p>
          </table:table-cell>
          <table:table-cell office:value-type="float" office:value="23">
            <text:p>23</text:p>
          </table:table-cell>
          <table:table-cell table:formula="of:=[.H33]/[.E33]" office:value-type="float" office:value="521740.086956522">
            <text:p>521740.09</text:p>
          </table:table-cell>
          <table:table-cell office:value-type="float" office:value="480000000">
            <text:p>48.0E+07</text:p>
          </table:table-cell>
          <table:table-cell office:value-type="float" office:value="12000022">
            <text:p>12.0E+06</text:p>
          </table:table-cell>
          <table:table-cell table:style-name="Default"/>
        </table:table-row>
        <table:table-row table:style-name="ro1">
          <table:table-cell table:formula="of:=[.G34]/48000000" office:value-type="float" office:value="10">
            <text:p>10</text:p>
          </table:table-cell>
          <table:table-cell table:formula="of:=[.G34]/[.C34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34]*[.E34])/(2*[.H34])" office:value-type="float" office:value="479.999080001763">
            <text:p>480.00</text:p>
          </table:table-cell>
          <table:table-cell office:value-type="float" office:value="24">
            <text:p>24</text:p>
          </table:table-cell>
          <table:table-cell table:formula="of:=[.H34]/[.E34]" office:value-type="float" office:value="500000.958333333">
            <text:p>500000.96</text:p>
          </table:table-cell>
          <table:table-cell office:value-type="float" office:value="480000000">
            <text:p>48.0E+07</text:p>
          </table:table-cell>
          <table:table-cell office:value-type="float" office:value="12000023">
            <text:p>12.0E+06</text:p>
          </table:table-cell>
          <table:table-cell table:style-name="Default"/>
        </table:table-row>
        <table:table-row table:style-name="ro1">
          <table:table-cell table:formula="of:=[.G35]/48000000" office:value-type="float" office:value="10">
            <text:p>10</text:p>
          </table:table-cell>
          <table:table-cell table:formula="of:=[.G35]/[.C35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35]*[.E35])/(2*[.H35])" office:value-type="float" office:value="499.999000002">
            <text:p>500.00</text:p>
          </table:table-cell>
          <table:table-cell office:value-type="float" office:value="25">
            <text:p>25</text:p>
          </table:table-cell>
          <table:table-cell table:formula="of:=[.H35]/[.E35]" office:value-type="float" office:value="480000.96">
            <text:p>480000.96</text:p>
          </table:table-cell>
          <table:table-cell office:value-type="float" office:value="480000000">
            <text:p>48.0E+07</text:p>
          </table:table-cell>
          <table:table-cell office:value-type="float" office:value="12000024">
            <text:p>12.0E+06</text:p>
          </table:table-cell>
          <table:table-cell table:style-name="Default"/>
        </table:table-row>
        <table:table-row table:style-name="ro1">
          <table:table-cell table:formula="of:=[.G36]/48000000" office:value-type="float" office:value="10">
            <text:p>10</text:p>
          </table:table-cell>
          <table:table-cell table:formula="of:=[.G36]/[.C36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36]*[.E36])/(2*[.H36])" office:value-type="float" office:value="519.998916668924">
            <text:p>520.00</text:p>
          </table:table-cell>
          <table:table-cell office:value-type="float" office:value="26">
            <text:p>26</text:p>
          </table:table-cell>
          <table:table-cell table:formula="of:=[.H36]/[.E36]" office:value-type="float" office:value="461539.423076923">
            <text:p>461539.42</text:p>
          </table:table-cell>
          <table:table-cell office:value-type="float" office:value="480000000">
            <text:p>48.0E+07</text:p>
          </table:table-cell>
          <table:table-cell office:value-type="float" office:value="12000025">
            <text:p>12.0E+06</text:p>
          </table:table-cell>
          <table:table-cell table:style-name="Default"/>
        </table:table-row>
        <table:table-row table:style-name="ro1">
          <table:table-cell table:formula="of:=[.G37]/48000000" office:value-type="float" office:value="10">
            <text:p>10</text:p>
          </table:table-cell>
          <table:table-cell table:formula="of:=[.G37]/[.C37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37]*[.E37])/(2*[.H37])" office:value-type="float" office:value="539.998830002535">
            <text:p>540.00</text:p>
          </table:table-cell>
          <table:table-cell office:value-type="float" office:value="27">
            <text:p>27</text:p>
          </table:table-cell>
          <table:table-cell table:formula="of:=[.H37]/[.E37]" office:value-type="float" office:value="444445.407407407">
            <text:p>444445.41</text:p>
          </table:table-cell>
          <table:table-cell office:value-type="float" office:value="480000000">
            <text:p>48.0E+07</text:p>
          </table:table-cell>
          <table:table-cell office:value-type="float" office:value="12000026">
            <text:p>12.0E+06</text:p>
          </table:table-cell>
          <table:table-cell table:style-name="Default"/>
        </table:table-row>
        <table:table-row table:style-name="ro1">
          <table:table-cell table:formula="of:=[.G38]/48000000" office:value-type="float" office:value="10">
            <text:p>10</text:p>
          </table:table-cell>
          <table:table-cell table:formula="of:=[.G38]/[.C38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38]*[.E38])/(2*[.H38])" office:value-type="float" office:value="559.998740002835">
            <text:p>560.00</text:p>
          </table:table-cell>
          <table:table-cell office:value-type="float" office:value="28">
            <text:p>28</text:p>
          </table:table-cell>
          <table:table-cell table:formula="of:=[.H38]/[.E38]" office:value-type="float" office:value="428572.392857143">
            <text:p>428572.39</text:p>
          </table:table-cell>
          <table:table-cell office:value-type="float" office:value="480000000">
            <text:p>48.0E+07</text:p>
          </table:table-cell>
          <table:table-cell office:value-type="float" office:value="12000027">
            <text:p>12.0E+06</text:p>
          </table:table-cell>
          <table:table-cell table:style-name="Default"/>
        </table:table-row>
        <table:table-row table:style-name="ro1">
          <table:table-cell table:formula="of:=[.G39]/48000000" office:value-type="float" office:value="10">
            <text:p>10</text:p>
          </table:table-cell>
          <table:table-cell table:formula="of:=[.G39]/[.C39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39]*[.E39])/(2*[.H39])" office:value-type="float" office:value="579.998646669824">
            <text:p>580.00</text:p>
          </table:table-cell>
          <table:table-cell office:value-type="float" office:value="29">
            <text:p>29</text:p>
          </table:table-cell>
          <table:table-cell table:formula="of:=[.H39]/[.E39]" office:value-type="float" office:value="413794.068965517">
            <text:p>413794.07</text:p>
          </table:table-cell>
          <table:table-cell office:value-type="float" office:value="480000000">
            <text:p>48.0E+07</text:p>
          </table:table-cell>
          <table:table-cell office:value-type="float" office:value="12000028">
            <text:p>12.0E+06</text:p>
          </table:table-cell>
          <table:table-cell table:style-name="Default"/>
        </table:table-row>
        <table:table-row table:style-name="ro1">
          <table:table-cell table:formula="of:=[.G40]/48000000" office:value-type="float" office:value="10">
            <text:p>10</text:p>
          </table:table-cell>
          <table:table-cell table:formula="of:=[.G40]/[.C40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40]*[.E40])/(2*[.H40])" office:value-type="float" office:value="599.998550003504">
            <text:p>600.00</text:p>
          </table:table-cell>
          <table:table-cell office:value-type="float" office:value="30">
            <text:p>30</text:p>
          </table:table-cell>
          <table:table-cell table:formula="of:=[.H40]/[.E40]" office:value-type="float" office:value="400000.966666667">
            <text:p>400000.97</text:p>
          </table:table-cell>
          <table:table-cell office:value-type="float" office:value="480000000">
            <text:p>48.0E+07</text:p>
          </table:table-cell>
          <table:table-cell office:value-type="float" office:value="12000029">
            <text:p>12.0E+06</text:p>
          </table:table-cell>
          <table:table-cell table:style-name="Default"/>
        </table:table-row>
        <table:table-row table:style-name="ro1">
          <table:table-cell table:formula="of:=[.G41]/48000000" office:value-type="float" office:value="10">
            <text:p>10</text:p>
          </table:table-cell>
          <table:table-cell table:formula="of:=[.G41]/[.C41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41]*[.E41])/(2*[.H41])" office:value-type="float" office:value="619.998450003875">
            <text:p>620.00</text:p>
          </table:table-cell>
          <table:table-cell office:value-type="float" office:value="31">
            <text:p>31</text:p>
          </table:table-cell>
          <table:table-cell table:formula="of:=[.H41]/[.E41]" office:value-type="float" office:value="387097.741935484">
            <text:p>387097.74</text:p>
          </table:table-cell>
          <table:table-cell office:value-type="float" office:value="480000000">
            <text:p>48.0E+07</text:p>
          </table:table-cell>
          <table:table-cell office:value-type="float" office:value="12000030">
            <text:p>12.0E+06</text:p>
          </table:table-cell>
          <table:table-cell table:style-name="Default"/>
        </table:table-row>
        <table:table-row table:style-name="ro1">
          <table:table-cell table:formula="of:=[.G42]/48000000" office:value-type="float" office:value="10">
            <text:p>10</text:p>
          </table:table-cell>
          <table:table-cell table:formula="of:=[.G42]/[.C42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42]*[.E42])/(2*[.H42])" office:value-type="float" office:value="639.998346670938">
            <text:p>640.00</text:p>
          </table:table-cell>
          <table:table-cell office:value-type="float" office:value="32">
            <text:p>32</text:p>
          </table:table-cell>
          <table:table-cell table:formula="of:=[.H42]/[.E42]" office:value-type="float" office:value="375000.96875">
            <text:p>375000.97</text:p>
          </table:table-cell>
          <table:table-cell office:value-type="float" office:value="480000000">
            <text:p>48.0E+07</text:p>
          </table:table-cell>
          <table:table-cell office:value-type="float" office:value="12000031">
            <text:p>12.0E+06</text:p>
          </table:table-cell>
          <table:table-cell table:style-name="Default"/>
        </table:table-row>
        <table:table-row table:style-name="ro1" table:number-rows-repeated="2">
          <table:table-cell table:number-columns-repeated="6"/>
          <table:table-cell table:style-name="Default"/>
          <table:table-cell table:style-name="ce9"/>
          <table:table-cell/>
        </table:table-row>
        <table:table-row table:style-name="ro1">
          <table:table-cell table:formula="of:=[.G45]/48000000" office:value-type="float" office:value="10">
            <text:p>10</text:p>
          </table:table-cell>
          <table:table-cell table:formula="of:=[.G45]/[.C45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45]*[.E45])/(2*[.H45])"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H45]/[.E45]" office:value-type="float" office:value="12000000">
            <text:p>12000000</text:p>
          </table:table-cell>
          <table:table-cell office:value-type="float" office:value="480000000">
            <text:p>48.0E+07</text:p>
          </table:table-cell>
          <table:table-cell office:value-type="float" office:value="12000000">
            <text:p>12.0E+06</text:p>
          </table:table-cell>
          <table:table-cell/>
        </table:table-row>
        <table:table-row table:style-name="ro1">
          <table:table-cell table:formula="of:=[.G46]/48000000" office:value-type="float" office:value="10">
            <text:p>10</text:p>
          </table:table-cell>
          <table:table-cell table:formula="of:=[.G46]/[.C46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46]*[.E46])/(2*[.H46])" office:value-type="float" office:value="39.9999966666669">
            <text:p>40.00</text:p>
          </table:table-cell>
          <table:table-cell office:value-type="float" office:value="2">
            <text:p>2</text:p>
          </table:table-cell>
          <table:table-cell table:formula="of:=[.H46]/[.E46]" office:value-type="float" office:value="6000000.5">
            <text:p>6000000.5</text:p>
          </table:table-cell>
          <table:table-cell office:value-type="float" office:value="480000000">
            <text:p>48.0E+07</text:p>
          </table:table-cell>
          <table:table-cell office:value-type="float" office:value="12000001">
            <text:p>12.0E+06</text:p>
          </table:table-cell>
          <table:table-cell/>
        </table:table-row>
        <table:table-row table:style-name="ro1">
          <table:table-cell table:formula="of:=[.G47]/48000000" office:value-type="float" office:value="10">
            <text:p>10</text:p>
          </table:table-cell>
          <table:table-cell table:formula="of:=[.G47]/[.C47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47]*[.E47])/(2*[.H47])" office:value-type="float" office:value="59.9999900000017">
            <text:p>60.00</text:p>
          </table:table-cell>
          <table:table-cell office:value-type="float" office:value="3">
            <text:p>3</text:p>
          </table:table-cell>
          <table:table-cell table:formula="of:=[.H47]/[.E47]" office:value-type="float" office:value="4000000.66666667">
            <text:p>4000000.67</text:p>
          </table:table-cell>
          <table:table-cell office:value-type="float" office:value="480000000">
            <text:p>48.0E+07</text:p>
          </table:table-cell>
          <table:table-cell office:value-type="float" office:value="12000002">
            <text:p>12.0E+06</text:p>
          </table:table-cell>
          <table:table-cell/>
        </table:table-row>
        <table:table-row table:style-name="ro1">
          <table:table-cell table:formula="of:=[.G48]/48000000" office:value-type="float" office:value="10">
            <text:p>10</text:p>
          </table:table-cell>
          <table:table-cell table:formula="of:=[.G48]/[.C48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48]*[.E48])/(2*[.H48])" office:value-type="float" office:value="79.999980000005">
            <text:p>80.00</text:p>
          </table:table-cell>
          <table:table-cell office:value-type="float" office:value="4">
            <text:p>4</text:p>
          </table:table-cell>
          <table:table-cell table:formula="of:=[.H48]/[.E48]" office:value-type="float" office:value="3000000.75">
            <text:p>3000000.75</text:p>
          </table:table-cell>
          <table:table-cell office:value-type="float" office:value="480000000">
            <text:p>48.0E+07</text:p>
          </table:table-cell>
          <table:table-cell office:value-type="float" office:value="12000003">
            <text:p>12.0E+06</text:p>
          </table:table-cell>
          <table:table-cell/>
        </table:table-row>
        <table:table-row table:style-name="ro1">
          <table:table-cell table:formula="of:=[.G49]/48000000" office:value-type="float" office:value="10">
            <text:p>10</text:p>
          </table:table-cell>
          <table:table-cell table:formula="of:=[.G49]/[.C49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49]*[.E49])/(2*[.H49])" office:value-type="float" office:value="99.9999666666778">
            <text:p>100.00</text:p>
          </table:table-cell>
          <table:table-cell office:value-type="float" office:value="5">
            <text:p>5</text:p>
          </table:table-cell>
          <table:table-cell table:formula="of:=[.H49]/[.E49]" office:value-type="float" office:value="2400000.8">
            <text:p>2400000.8</text:p>
          </table:table-cell>
          <table:table-cell office:value-type="float" office:value="480000000">
            <text:p>48.0E+07</text:p>
          </table:table-cell>
          <table:table-cell office:value-type="float" office:value="12000004">
            <text:p>12.0E+06</text:p>
          </table:table-cell>
          <table:table-cell/>
        </table:table-row>
        <table:table-row table:style-name="ro1">
          <table:table-cell table:formula="of:=[.G50]/48000000" office:value-type="float" office:value="10">
            <text:p>10</text:p>
          </table:table-cell>
          <table:table-cell table:formula="of:=[.G50]/[.C50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50]*[.E50])/(2*[.H50])" office:value-type="float" office:value="119.999950000021">
            <text:p>120.00</text:p>
          </table:table-cell>
          <table:table-cell office:value-type="float" office:value="6">
            <text:p>6</text:p>
          </table:table-cell>
          <table:table-cell table:formula="of:=[.H50]/[.E50]" office:value-type="float" office:value="2000000.83333333">
            <text:p>2000000.83</text:p>
          </table:table-cell>
          <table:table-cell office:value-type="float" office:value="480000000">
            <text:p>48.0E+07</text:p>
          </table:table-cell>
          <table:table-cell office:value-type="float" office:value="12000005">
            <text:p>12.0E+06</text:p>
          </table:table-cell>
          <table:table-cell/>
        </table:table-row>
        <table:table-row table:style-name="ro1">
          <table:table-cell table:formula="of:=[.G51]/48000000" office:value-type="float" office:value="10">
            <text:p>10</text:p>
          </table:table-cell>
          <table:table-cell table:formula="of:=[.G51]/[.C51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51]*[.E51])/(2*[.H51])" office:value-type="float" office:value="139.999930000035">
            <text:p>140.00</text:p>
          </table:table-cell>
          <table:table-cell office:value-type="float" office:value="7">
            <text:p>7</text:p>
          </table:table-cell>
          <table:table-cell table:formula="of:=[.H51]/[.E51]" office:value-type="float" office:value="1714286.57142857">
            <text:p>1714286.57</text:p>
          </table:table-cell>
          <table:table-cell office:value-type="float" office:value="480000000">
            <text:p>48.0E+07</text:p>
          </table:table-cell>
          <table:table-cell office:value-type="float" office:value="12000006">
            <text:p>12.0E+06</text:p>
          </table:table-cell>
          <table:table-cell/>
        </table:table-row>
        <table:table-row table:style-name="ro1">
          <table:table-cell table:formula="of:=[.G52]/48000000" office:value-type="float" office:value="10">
            <text:p>10</text:p>
          </table:table-cell>
          <table:table-cell table:formula="of:=[.G52]/[.C52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52]*[.E52])/(2*[.H52])" office:value-type="float" office:value="159.999906666721">
            <text:p>160.00</text:p>
          </table:table-cell>
          <table:table-cell office:value-type="float" office:value="8">
            <text:p>8</text:p>
          </table:table-cell>
          <table:table-cell table:formula="of:=[.H52]/[.E52]" office:value-type="float" office:value="1500000.875">
            <text:p>1500000.88</text:p>
          </table:table-cell>
          <table:table-cell office:value-type="float" office:value="480000000">
            <text:p>48.0E+07</text:p>
          </table:table-cell>
          <table:table-cell office:value-type="float" office:value="12000007">
            <text:p>12.0E+06</text:p>
          </table:table-cell>
          <table:table-cell/>
        </table:table-row>
        <table:table-row table:style-name="ro1">
          <table:table-cell table:formula="of:=[.G53]/48000000" office:value-type="float" office:value="10">
            <text:p>10</text:p>
          </table:table-cell>
          <table:table-cell table:formula="of:=[.G53]/[.C53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53]*[.E53])/(2*[.H53])" office:value-type="float" office:value="179.99988000008">
            <text:p>180.00</text:p>
          </table:table-cell>
          <table:table-cell office:value-type="float" office:value="9">
            <text:p>9</text:p>
          </table:table-cell>
          <table:table-cell table:formula="of:=[.H53]/[.E53]" office:value-type="float" office:value="1333334.22222222">
            <text:p>1333334.22</text:p>
          </table:table-cell>
          <table:table-cell office:value-type="float" office:value="480000000">
            <text:p>48.0E+07</text:p>
          </table:table-cell>
          <table:table-cell office:value-type="float" office:value="12000008">
            <text:p>12.0E+06</text:p>
          </table:table-cell>
          <table:table-cell/>
        </table:table-row>
        <table:table-row table:style-name="ro1">
          <table:table-cell table:formula="of:=[.G54]/48000000" office:value-type="float" office:value="10">
            <text:p>10</text:p>
          </table:table-cell>
          <table:table-cell table:formula="of:=[.G54]/[.C54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54]*[.E54])/(2*[.H54])" office:value-type="float" office:value="199.999850000113">
            <text:p>200.00</text:p>
          </table:table-cell>
          <table:table-cell office:value-type="float" office:value="10">
            <text:p>10</text:p>
          </table:table-cell>
          <table:table-cell table:formula="of:=[.H54]/[.E54]" office:value-type="float" office:value="1200000.9">
            <text:p>1200000.9</text:p>
          </table:table-cell>
          <table:table-cell office:value-type="float" office:value="480000000">
            <text:p>48.0E+07</text:p>
          </table:table-cell>
          <table:table-cell office:value-type="float" office:value="12000009">
            <text:p>12.0E+06</text:p>
          </table:table-cell>
          <table:table-cell/>
        </table:table-row>
        <table:table-row table:style-name="ro1">
          <table:table-cell table:formula="of:=[.G55]/48000000" office:value-type="float" office:value="10">
            <text:p>10</text:p>
          </table:table-cell>
          <table:table-cell table:formula="of:=[.G55]/[.C55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55]*[.E55])/(2*[.H55])" office:value-type="float" office:value="219.999816666819">
            <text:p>220.00</text:p>
          </table:table-cell>
          <table:table-cell office:value-type="float" office:value="11">
            <text:p>11</text:p>
          </table:table-cell>
          <table:table-cell table:formula="of:=[.H55]/[.E55]" office:value-type="float" office:value="1090910">
            <text:p>1090910</text:p>
          </table:table-cell>
          <table:table-cell office:value-type="float" office:value="480000000">
            <text:p>48.0E+07</text:p>
          </table:table-cell>
          <table:table-cell office:value-type="float" office:value="12000010">
            <text:p>12.0E+06</text:p>
          </table:table-cell>
          <table:table-cell/>
        </table:table-row>
        <table:table-row table:style-name="ro1">
          <table:table-cell table:formula="of:=[.G56]/48000000" office:value-type="float" office:value="10">
            <text:p>10</text:p>
          </table:table-cell>
          <table:table-cell table:formula="of:=[.G56]/[.C56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56]*[.E56])/(2*[.H56])" office:value-type="float" office:value="239.999780000202">
            <text:p>240.00</text:p>
          </table:table-cell>
          <table:table-cell office:value-type="float" office:value="12">
            <text:p>12</text:p>
          </table:table-cell>
          <table:table-cell table:formula="of:=[.H56]/[.E56]" office:value-type="float" office:value="1000000.91666667">
            <text:p>1000000.92</text:p>
          </table:table-cell>
          <table:table-cell office:value-type="float" office:value="480000000">
            <text:p>48.0E+07</text:p>
          </table:table-cell>
          <table:table-cell office:value-type="float" office:value="12000011">
            <text:p>12.0E+06</text:p>
          </table:table-cell>
          <table:table-cell/>
        </table:table-row>
        <table:table-row table:style-name="ro1">
          <table:table-cell table:formula="of:=[.G57]/48000000" office:value-type="float" office:value="10">
            <text:p>10</text:p>
          </table:table-cell>
          <table:table-cell table:formula="of:=[.G57]/[.C57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57]*[.E57])/(2*[.H57])" office:value-type="float" office:value="259.99974000026">
            <text:p>260.00</text:p>
          </table:table-cell>
          <table:table-cell office:value-type="float" office:value="13">
            <text:p>13</text:p>
          </table:table-cell>
          <table:table-cell table:formula="of:=[.H57]/[.E57]" office:value-type="float" office:value="923077.846153846">
            <text:p>923077.85</text:p>
          </table:table-cell>
          <table:table-cell office:value-type="float" office:value="480000000">
            <text:p>48.0E+07</text:p>
          </table:table-cell>
          <table:table-cell office:value-type="float" office:value="12000012">
            <text:p>12.0E+06</text:p>
          </table:table-cell>
          <table:table-cell/>
        </table:table-row>
        <table:table-row table:style-name="ro1">
          <table:table-cell table:formula="of:=[.G58]/48000000" office:value-type="float" office:value="10">
            <text:p>10</text:p>
          </table:table-cell>
          <table:table-cell table:formula="of:=[.G58]/[.C58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58]*[.E58])/(2*[.H58])" office:value-type="float" office:value="279.999696666995">
            <text:p>280.00</text:p>
          </table:table-cell>
          <table:table-cell office:value-type="float" office:value="14">
            <text:p>14</text:p>
          </table:table-cell>
          <table:table-cell table:formula="of:=[.H58]/[.E58]" office:value-type="float" office:value="857143.785714286">
            <text:p>857143.79</text:p>
          </table:table-cell>
          <table:table-cell office:value-type="float" office:value="480000000">
            <text:p>48.0E+07</text:p>
          </table:table-cell>
          <table:table-cell office:value-type="float" office:value="12000013">
            <text:p>12.0E+06</text:p>
          </table:table-cell>
          <table:table-cell/>
        </table:table-row>
        <table:table-row table:style-name="ro1">
          <table:table-cell table:formula="of:=[.G59]/48000000" office:value-type="float" office:value="10">
            <text:p>10</text:p>
          </table:table-cell>
          <table:table-cell table:formula="of:=[.G59]/[.C59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59]*[.E59])/(2*[.H59])" office:value-type="float" office:value="299.999650000408">
            <text:p>300.00</text:p>
          </table:table-cell>
          <table:table-cell office:value-type="float" office:value="15">
            <text:p>15</text:p>
          </table:table-cell>
          <table:table-cell table:formula="of:=[.H59]/[.E59]" office:value-type="float" office:value="800000.933333333">
            <text:p>800000.93</text:p>
          </table:table-cell>
          <table:table-cell office:value-type="float" office:value="480000000">
            <text:p>48.0E+07</text:p>
          </table:table-cell>
          <table:table-cell office:value-type="float" office:value="12000014">
            <text:p>12.0E+06</text:p>
          </table:table-cell>
          <table:table-cell/>
        </table:table-row>
        <table:table-row table:style-name="ro1">
          <table:table-cell table:formula="of:=[.G60]/48000000" office:value-type="float" office:value="10">
            <text:p>10</text:p>
          </table:table-cell>
          <table:table-cell table:formula="of:=[.G60]/[.C60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60]*[.E60])/(2*[.H60])" office:value-type="float" office:value="319.9996000005">
            <text:p>320.00</text:p>
          </table:table-cell>
          <table:table-cell office:value-type="float" office:value="16">
            <text:p>16</text:p>
          </table:table-cell>
          <table:table-cell table:formula="of:=[.H60]/[.E60]" office:value-type="float" office:value="750000.9375">
            <text:p>750000.94</text:p>
          </table:table-cell>
          <table:table-cell office:value-type="float" office:value="480000000">
            <text:p>48.0E+07</text:p>
          </table:table-cell>
          <table:table-cell office:value-type="float" office:value="12000015">
            <text:p>12.0E+06</text:p>
          </table:table-cell>
          <table:table-cell/>
        </table:table-row>
        <table:table-row table:style-name="ro1">
          <table:table-cell table:formula="of:=[.G61]/48000000" office:value-type="float" office:value="10">
            <text:p>10</text:p>
          </table:table-cell>
          <table:table-cell table:formula="of:=[.G61]/[.C61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61]*[.E61])/(2*[.H61])" office:value-type="float" office:value="339.999546667271">
            <text:p>340.00</text:p>
          </table:table-cell>
          <table:table-cell office:value-type="float" office:value="17">
            <text:p>17</text:p>
          </table:table-cell>
          <table:table-cell table:formula="of:=[.H61]/[.E61]" office:value-type="float" office:value="705883.294117647">
            <text:p>705883.29</text:p>
          </table:table-cell>
          <table:table-cell office:value-type="float" office:value="480000000">
            <text:p>48.0E+07</text:p>
          </table:table-cell>
          <table:table-cell office:value-type="float" office:value="12000016">
            <text:p>12.0E+06</text:p>
          </table:table-cell>
          <table:table-cell/>
        </table:table-row>
        <table:table-row table:style-name="ro1">
          <table:table-cell table:formula="of:=[.G62]/48000000" office:value-type="float" office:value="10">
            <text:p>10</text:p>
          </table:table-cell>
          <table:table-cell table:formula="of:=[.G62]/[.C62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62]*[.E62])/(2*[.H62])" office:value-type="float" office:value="359.999490000723">
            <text:p>360.00</text:p>
          </table:table-cell>
          <table:table-cell office:value-type="float" office:value="18">
            <text:p>18</text:p>
          </table:table-cell>
          <table:table-cell table:formula="of:=[.H62]/[.E62]" office:value-type="float" office:value="666667.611111111">
            <text:p>666667.61</text:p>
          </table:table-cell>
          <table:table-cell office:value-type="float" office:value="480000000">
            <text:p>48.0E+07</text:p>
          </table:table-cell>
          <table:table-cell office:value-type="float" office:value="12000017">
            <text:p>12.0E+06</text:p>
          </table:table-cell>
          <table:table-cell/>
        </table:table-row>
        <table:table-row table:style-name="ro1">
          <table:table-cell table:formula="of:=[.G63]/48000000" office:value-type="float" office:value="10">
            <text:p>10</text:p>
          </table:table-cell>
          <table:table-cell table:formula="of:=[.G63]/[.C63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63]*[.E63])/(2*[.H63])" office:value-type="float" office:value="379.999430000855">
            <text:p>380.00</text:p>
          </table:table-cell>
          <table:table-cell office:value-type="float" office:value="19">
            <text:p>19</text:p>
          </table:table-cell>
          <table:table-cell table:formula="of:=[.H63]/[.E63]" office:value-type="float" office:value="631579.894736842">
            <text:p>631579.89</text:p>
          </table:table-cell>
          <table:table-cell office:value-type="float" office:value="480000000">
            <text:p>48.0E+07</text:p>
          </table:table-cell>
          <table:table-cell office:value-type="float" office:value="12000018">
            <text:p>12.0E+06</text:p>
          </table:table-cell>
          <table:table-cell/>
        </table:table-row>
        <table:table-row table:style-name="ro1">
          <table:table-cell table:formula="of:=[.G64]/48000000" office:value-type="float" office:value="10">
            <text:p>10</text:p>
          </table:table-cell>
          <table:table-cell table:formula="of:=[.G64]/[.C64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64]*[.E64])/(2*[.H64])" office:value-type="float" office:value="399.999366667669">
            <text:p>400.00</text:p>
          </table:table-cell>
          <table:table-cell office:value-type="float" office:value="20">
            <text:p>20</text:p>
          </table:table-cell>
          <table:table-cell table:formula="of:=[.H64]/[.E64]" office:value-type="float" office:value="600000.95">
            <text:p>600000.95</text:p>
          </table:table-cell>
          <table:table-cell office:value-type="float" office:value="480000000">
            <text:p>48.0E+07</text:p>
          </table:table-cell>
          <table:table-cell office:value-type="float" office:value="12000019">
            <text:p>12.0E+06</text:p>
          </table:table-cell>
          <table:table-cell/>
        </table:table-row>
        <table:table-row table:style-name="ro1">
          <table:table-cell table:formula="of:=[.G65]/48000000" office:value-type="float" office:value="10">
            <text:p>10</text:p>
          </table:table-cell>
          <table:table-cell table:formula="of:=[.G65]/[.C65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65]*[.E65])/(2*[.H65])" office:value-type="float" office:value="419.999300001167">
            <text:p>420.00</text:p>
          </table:table-cell>
          <table:table-cell office:value-type="float" office:value="21">
            <text:p>21</text:p>
          </table:table-cell>
          <table:table-cell table:formula="of:=[.H65]/[.E65]" office:value-type="float" office:value="571429.523809524">
            <text:p>571429.52</text:p>
          </table:table-cell>
          <table:table-cell office:value-type="float" office:value="480000000">
            <text:p>48.0E+07</text:p>
          </table:table-cell>
          <table:table-cell office:value-type="float" office:value="12000020">
            <text:p>12.0E+06</text:p>
          </table:table-cell>
          <table:table-cell/>
        </table:table-row>
        <table:table-row table:style-name="ro1">
          <table:table-cell table:formula="of:=[.G66]/48000000" office:value-type="float" office:value="10">
            <text:p>10</text:p>
          </table:table-cell>
          <table:table-cell table:formula="of:=[.G66]/[.C66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66]*[.E66])/(2*[.H66])" office:value-type="float" office:value="439.999230001347">
            <text:p>440.00</text:p>
          </table:table-cell>
          <table:table-cell office:value-type="float" office:value="22">
            <text:p>22</text:p>
          </table:table-cell>
          <table:table-cell table:formula="of:=[.H66]/[.E66]" office:value-type="float" office:value="545455.5">
            <text:p>545455.5</text:p>
          </table:table-cell>
          <table:table-cell office:value-type="float" office:value="480000000">
            <text:p>48.0E+07</text:p>
          </table:table-cell>
          <table:table-cell office:value-type="float" office:value="12000021">
            <text:p>12.0E+06</text:p>
          </table:table-cell>
          <table:table-cell/>
        </table:table-row>
        <table:table-row table:style-name="ro1">
          <table:table-cell table:formula="of:=[.G67]/48000000" office:value-type="float" office:value="10">
            <text:p>10</text:p>
          </table:table-cell>
          <table:table-cell table:formula="of:=[.G67]/[.C67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67]*[.E67])/(2*[.H67])" office:value-type="float" office:value="459.999156668213">
            <text:p>460.00</text:p>
          </table:table-cell>
          <table:table-cell office:value-type="float" office:value="23">
            <text:p>23</text:p>
          </table:table-cell>
          <table:table-cell table:formula="of:=[.H67]/[.E67]" office:value-type="float" office:value="521740.086956522">
            <text:p>521740.09</text:p>
          </table:table-cell>
          <table:table-cell office:value-type="float" office:value="480000000">
            <text:p>48.0E+07</text:p>
          </table:table-cell>
          <table:table-cell office:value-type="float" office:value="12000022">
            <text:p>12.0E+06</text:p>
          </table:table-cell>
          <table:table-cell/>
        </table:table-row>
        <table:table-row table:style-name="ro1">
          <table:table-cell table:formula="of:=[.G68]/48000000" office:value-type="float" office:value="10">
            <text:p>10</text:p>
          </table:table-cell>
          <table:table-cell table:formula="of:=[.G68]/[.C68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68]*[.E68])/(2*[.H68])" office:value-type="float" office:value="479.999080001763">
            <text:p>480.00</text:p>
          </table:table-cell>
          <table:table-cell office:value-type="float" office:value="24">
            <text:p>24</text:p>
          </table:table-cell>
          <table:table-cell table:formula="of:=[.H68]/[.E68]" office:value-type="float" office:value="500000.958333333">
            <text:p>500000.96</text:p>
          </table:table-cell>
          <table:table-cell office:value-type="float" office:value="480000000">
            <text:p>48.0E+07</text:p>
          </table:table-cell>
          <table:table-cell office:value-type="float" office:value="12000023">
            <text:p>12.0E+06</text:p>
          </table:table-cell>
          <table:table-cell/>
        </table:table-row>
        <table:table-row table:style-name="ro1">
          <table:table-cell table:formula="of:=[.G69]/48000000" office:value-type="float" office:value="10">
            <text:p>10</text:p>
          </table:table-cell>
          <table:table-cell table:formula="of:=[.G69]/[.C69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69]*[.E69])/(2*[.H69])" office:value-type="float" office:value="499.999000002">
            <text:p>500.00</text:p>
          </table:table-cell>
          <table:table-cell office:value-type="float" office:value="25">
            <text:p>25</text:p>
          </table:table-cell>
          <table:table-cell table:formula="of:=[.H69]/[.E69]" office:value-type="float" office:value="480000.96">
            <text:p>480000.96</text:p>
          </table:table-cell>
          <table:table-cell office:value-type="float" office:value="480000000">
            <text:p>48.0E+07</text:p>
          </table:table-cell>
          <table:table-cell office:value-type="float" office:value="12000024">
            <text:p>12.0E+06</text:p>
          </table:table-cell>
          <table:table-cell/>
        </table:table-row>
        <table:table-row table:style-name="ro1">
          <table:table-cell table:formula="of:=[.G70]/48000000" office:value-type="float" office:value="10">
            <text:p>10</text:p>
          </table:table-cell>
          <table:table-cell table:formula="of:=[.G70]/[.C70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70]*[.E70])/(2*[.H70])" office:value-type="float" office:value="519.998916668924">
            <text:p>520.00</text:p>
          </table:table-cell>
          <table:table-cell office:value-type="float" office:value="26">
            <text:p>26</text:p>
          </table:table-cell>
          <table:table-cell table:formula="of:=[.H70]/[.E70]" office:value-type="float" office:value="461539.423076923">
            <text:p>461539.42</text:p>
          </table:table-cell>
          <table:table-cell office:value-type="float" office:value="480000000">
            <text:p>48.0E+07</text:p>
          </table:table-cell>
          <table:table-cell office:value-type="float" office:value="12000025">
            <text:p>12.0E+06</text:p>
          </table:table-cell>
          <table:table-cell/>
        </table:table-row>
        <table:table-row table:style-name="ro1">
          <table:table-cell table:formula="of:=[.G71]/48000000" office:value-type="float" office:value="10">
            <text:p>10</text:p>
          </table:table-cell>
          <table:table-cell table:formula="of:=[.G71]/[.C71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71]*[.E71])/(2*[.H71])" office:value-type="float" office:value="539.998830002535">
            <text:p>540.00</text:p>
          </table:table-cell>
          <table:table-cell office:value-type="float" office:value="27">
            <text:p>27</text:p>
          </table:table-cell>
          <table:table-cell table:formula="of:=[.H71]/[.E71]" office:value-type="float" office:value="444445.407407407">
            <text:p>444445.41</text:p>
          </table:table-cell>
          <table:table-cell office:value-type="float" office:value="480000000">
            <text:p>48.0E+07</text:p>
          </table:table-cell>
          <table:table-cell office:value-type="float" office:value="12000026">
            <text:p>12.0E+06</text:p>
          </table:table-cell>
          <table:table-cell/>
        </table:table-row>
        <table:table-row table:style-name="ro1">
          <table:table-cell table:formula="of:=[.G72]/48000000" office:value-type="float" office:value="10">
            <text:p>10</text:p>
          </table:table-cell>
          <table:table-cell table:formula="of:=[.G72]/[.C72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72]*[.E72])/(2*[.H72])" office:value-type="float" office:value="559.998740002835">
            <text:p>560.00</text:p>
          </table:table-cell>
          <table:table-cell office:value-type="float" office:value="28">
            <text:p>28</text:p>
          </table:table-cell>
          <table:table-cell table:formula="of:=[.H72]/[.E72]" office:value-type="float" office:value="428572.392857143">
            <text:p>428572.39</text:p>
          </table:table-cell>
          <table:table-cell office:value-type="float" office:value="480000000">
            <text:p>48.0E+07</text:p>
          </table:table-cell>
          <table:table-cell office:value-type="float" office:value="12000027">
            <text:p>12.0E+06</text:p>
          </table:table-cell>
          <table:table-cell/>
        </table:table-row>
        <table:table-row table:style-name="ro1">
          <table:table-cell table:formula="of:=[.G73]/48000000" office:value-type="float" office:value="10">
            <text:p>10</text:p>
          </table:table-cell>
          <table:table-cell table:formula="of:=[.G73]/[.C73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73]*[.E73])/(2*[.H73])" office:value-type="float" office:value="579.998646669824">
            <text:p>580.00</text:p>
          </table:table-cell>
          <table:table-cell office:value-type="float" office:value="29">
            <text:p>29</text:p>
          </table:table-cell>
          <table:table-cell table:formula="of:=[.H73]/[.E73]" office:value-type="float" office:value="413794.068965517">
            <text:p>413794.07</text:p>
          </table:table-cell>
          <table:table-cell office:value-type="float" office:value="480000000">
            <text:p>48.0E+07</text:p>
          </table:table-cell>
          <table:table-cell office:value-type="float" office:value="12000028">
            <text:p>12.0E+06</text:p>
          </table:table-cell>
          <table:table-cell/>
        </table:table-row>
        <table:table-row table:style-name="ro1">
          <table:table-cell table:formula="of:=[.G74]/48000000" office:value-type="float" office:value="10">
            <text:p>10</text:p>
          </table:table-cell>
          <table:table-cell table:formula="of:=[.G74]/[.C74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74]*[.E74])/(2*[.H74])" office:value-type="float" office:value="599.998550003504">
            <text:p>600.00</text:p>
          </table:table-cell>
          <table:table-cell office:value-type="float" office:value="30">
            <text:p>30</text:p>
          </table:table-cell>
          <table:table-cell table:formula="of:=[.H74]/[.E74]" office:value-type="float" office:value="400000.966666667">
            <text:p>400000.97</text:p>
          </table:table-cell>
          <table:table-cell office:value-type="float" office:value="480000000">
            <text:p>48.0E+07</text:p>
          </table:table-cell>
          <table:table-cell office:value-type="float" office:value="12000029">
            <text:p>12.0E+06</text:p>
          </table:table-cell>
          <table:table-cell/>
        </table:table-row>
        <table:table-row table:style-name="ro1">
          <table:table-cell table:formula="of:=[.G75]/48000000" office:value-type="float" office:value="10">
            <text:p>10</text:p>
          </table:table-cell>
          <table:table-cell table:formula="of:=[.G75]/[.C75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75]*[.E75])/(2*[.H75])" office:value-type="float" office:value="619.998450003875">
            <text:p>620.00</text:p>
          </table:table-cell>
          <table:table-cell office:value-type="float" office:value="31">
            <text:p>31</text:p>
          </table:table-cell>
          <table:table-cell table:formula="of:=[.H75]/[.E75]" office:value-type="float" office:value="387097.741935484">
            <text:p>387097.74</text:p>
          </table:table-cell>
          <table:table-cell office:value-type="float" office:value="480000000">
            <text:p>48.0E+07</text:p>
          </table:table-cell>
          <table:table-cell office:value-type="float" office:value="12000030">
            <text:p>12.0E+06</text:p>
          </table:table-cell>
          <table:table-cell/>
        </table:table-row>
        <table:table-row table:style-name="ro1">
          <table:table-cell table:formula="of:=[.G76]/48000000" office:value-type="float" office:value="10">
            <text:p>10</text:p>
          </table:table-cell>
          <table:table-cell table:formula="of:=[.G76]/[.C76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76]*[.E76])/(2*[.H76])" office:value-type="float" office:value="639.998346670938">
            <text:p>640.00</text:p>
          </table:table-cell>
          <table:table-cell office:value-type="float" office:value="32">
            <text:p>32</text:p>
          </table:table-cell>
          <table:table-cell table:formula="of:=[.H76]/[.E76]" office:value-type="float" office:value="375000.96875">
            <text:p>375000.97</text:p>
          </table:table-cell>
          <table:table-cell office:value-type="float" office:value="480000000">
            <text:p>48.0E+07</text:p>
          </table:table-cell>
          <table:table-cell office:value-type="float" office:value="12000031">
            <text:p>12.0E+06</text:p>
          </table:table-cell>
          <table:table-cell table:style-name="ce10"/>
        </table:table-row>
        <table:table-row table:style-name="ro1">
          <table:table-cell table:number-columns-repeated="6"/>
          <table:table-cell table:style-name="Default"/>
          <table:table-cell table:style-name="ce9"/>
          <table:table-cell/>
        </table:table-row>
        <table:table-row table:style-name="ro3">
          <table:table-cell table:formula="of:=[.G78]/48000000" office:value-type="float" office:value="10">
            <text:p>10</text:p>
          </table:table-cell>
          <table:table-cell table:formula="of:=[.G78]/[.C78]" office:value-type="float" office:value="40">
            <text:p>40</text:p>
          </table:table-cell>
          <table:table-cell office:value-type="float" office:value="12000000">
            <text:p>12.0E+06</text:p>
          </table:table-cell>
          <table:table-cell table:formula="of:=([.G78]*[.E78])/(2*[.H78])"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H78]/[.E78]" office:value-type="float" office:value="12000000">
            <text:p>12000000</text:p>
          </table:table-cell>
          <table:table-cell office:value-type="float" office:value="480000000">
            <text:p>48.0E+07</text:p>
          </table:table-cell>
          <table:table-cell office:value-type="float" office:value="12000000">
            <text:p>12.0E+06</text:p>
          </table:table-cell>
          <table:table-cell table:style-name="ce11"/>
        </table:table-row>
        <table:table-row table:style-name="ro1">
          <table:table-cell table:formula="of:=[.G79]/48000000" office:value-type="float" office:value="10">
            <text:p>10</text:p>
          </table:table-cell>
          <table:table-cell table:formula="of:=[.G79]/[.C79]" office:value-type="float" office:value="40">
            <text:p>40</text:p>
          </table:table-cell>
          <table:table-cell office:value-type="float" office:value="12000000">
            <text:p>12.0E+06</text:p>
          </table:table-cell>
          <table:table-cell table:formula="of:=([.G79]*[.E79])/(2*[.H79])" office:value-type="float" office:value="39.9999966666669">
            <text:p>40.00</text:p>
          </table:table-cell>
          <table:table-cell office:value-type="float" office:value="2">
            <text:p>2</text:p>
          </table:table-cell>
          <table:table-cell table:formula="of:=[.H79]/[.E79]" office:value-type="float" office:value="6000000.5">
            <text:p>6000000.5</text:p>
          </table:table-cell>
          <table:table-cell office:value-type="float" office:value="480000000">
            <text:p>48.0E+07</text:p>
          </table:table-cell>
          <table:table-cell office:value-type="float" office:value="12000001">
            <text:p>12.0E+06</text:p>
          </table:table-cell>
          <table:table-cell/>
        </table:table-row>
        <table:table-row table:style-name="ro1">
          <table:table-cell table:formula="of:=[.G80]/48000000" office:value-type="float" office:value="10">
            <text:p>10</text:p>
          </table:table-cell>
          <table:table-cell table:formula="of:=[.G80]/[.C80]" office:value-type="float" office:value="40">
            <text:p>40</text:p>
          </table:table-cell>
          <table:table-cell office:value-type="float" office:value="12000000">
            <text:p>12.0E+06</text:p>
          </table:table-cell>
          <table:table-cell table:formula="of:=([.G80]*[.E80])/(2*[.H80])" office:value-type="float" office:value="59.9999900000017">
            <text:p>60.00</text:p>
          </table:table-cell>
          <table:table-cell office:value-type="float" office:value="3">
            <text:p>3</text:p>
          </table:table-cell>
          <table:table-cell table:formula="of:=[.H80]/[.E80]" office:value-type="float" office:value="4000000.66666667">
            <text:p>4000000.67</text:p>
          </table:table-cell>
          <table:table-cell office:value-type="float" office:value="480000000">
            <text:p>48.0E+07</text:p>
          </table:table-cell>
          <table:table-cell office:value-type="float" office:value="12000002">
            <text:p>12.0E+06</text:p>
          </table:table-cell>
          <table:table-cell table:style-name="ce10"/>
        </table:table-row>
        <table:table-row table:style-name="ro1">
          <table:table-cell table:formula="of:=[.G81]/48000000" office:value-type="float" office:value="10">
            <text:p>10</text:p>
          </table:table-cell>
          <table:table-cell table:formula="of:=[.G81]/[.C81]" office:value-type="float" office:value="40">
            <text:p>40</text:p>
          </table:table-cell>
          <table:table-cell office:value-type="float" office:value="12000000">
            <text:p>12.0E+06</text:p>
          </table:table-cell>
          <table:table-cell table:formula="of:=([.G81]*[.E81])/(2*[.H81])" office:value-type="float" office:value="79.999980000005">
            <text:p>80.00</text:p>
          </table:table-cell>
          <table:table-cell office:value-type="float" office:value="4">
            <text:p>4</text:p>
          </table:table-cell>
          <table:table-cell table:formula="of:=[.H81]/[.E81]" office:value-type="float" office:value="3000000.75">
            <text:p>3000000.75</text:p>
          </table:table-cell>
          <table:table-cell office:value-type="float" office:value="480000000">
            <text:p>48.0E+07</text:p>
          </table:table-cell>
          <table:table-cell office:value-type="float" office:value="12000003">
            <text:p>12.0E+06</text:p>
          </table:table-cell>
          <table:table-cell/>
        </table:table-row>
        <table:table-row table:style-name="ro1">
          <table:table-cell table:formula="of:=[.G82]/48000000" office:value-type="float" office:value="10">
            <text:p>10</text:p>
          </table:table-cell>
          <table:table-cell table:formula="of:=[.G82]/[.C82]" office:value-type="float" office:value="40">
            <text:p>40</text:p>
          </table:table-cell>
          <table:table-cell office:value-type="float" office:value="12000000">
            <text:p>12.0E+06</text:p>
          </table:table-cell>
          <table:table-cell table:formula="of:=([.G82]*[.E82])/(2*[.H82])" office:value-type="float" office:value="99.9999666666778">
            <text:p>100.00</text:p>
          </table:table-cell>
          <table:table-cell office:value-type="float" office:value="5">
            <text:p>5</text:p>
          </table:table-cell>
          <table:table-cell table:formula="of:=[.H82]/[.E82]" office:value-type="float" office:value="2400000.8">
            <text:p>2400000.8</text:p>
          </table:table-cell>
          <table:table-cell office:value-type="float" office:value="480000000">
            <text:p>48.0E+07</text:p>
          </table:table-cell>
          <table:table-cell office:value-type="float" office:value="12000004">
            <text:p>12.0E+06</text:p>
          </table:table-cell>
          <table:table-cell/>
        </table:table-row>
        <table:table-row table:style-name="ro1">
          <table:table-cell table:formula="of:=[.G83]/48000000" office:value-type="float" office:value="10">
            <text:p>10</text:p>
          </table:table-cell>
          <table:table-cell table:formula="of:=[.G83]/[.C83]" office:value-type="float" office:value="40">
            <text:p>40</text:p>
          </table:table-cell>
          <table:table-cell office:value-type="float" office:value="12000000">
            <text:p>12.0E+06</text:p>
          </table:table-cell>
          <table:table-cell table:formula="of:=([.G83]*[.E83])/(2*[.H83])" office:value-type="float" office:value="119.999950000021">
            <text:p>120.00</text:p>
          </table:table-cell>
          <table:table-cell office:value-type="float" office:value="6">
            <text:p>6</text:p>
          </table:table-cell>
          <table:table-cell table:formula="of:=[.H83]/[.E83]" office:value-type="float" office:value="2000000.83333333">
            <text:p>2000000.83</text:p>
          </table:table-cell>
          <table:table-cell office:value-type="float" office:value="480000000">
            <text:p>48.0E+07</text:p>
          </table:table-cell>
          <table:table-cell office:value-type="float" office:value="12000005">
            <text:p>12.0E+06</text:p>
          </table:table-cell>
          <table:table-cell/>
        </table:table-row>
        <table:table-row table:style-name="ro1">
          <table:table-cell table:formula="of:=[.G84]/48000000" office:value-type="float" office:value="10">
            <text:p>10</text:p>
          </table:table-cell>
          <table:table-cell table:formula="of:=[.G84]/[.C84]" office:value-type="float" office:value="40">
            <text:p>40</text:p>
          </table:table-cell>
          <table:table-cell office:value-type="float" office:value="12000000">
            <text:p>12.0E+06</text:p>
          </table:table-cell>
          <table:table-cell table:formula="of:=([.G84]*[.E84])/(2*[.H84])" office:value-type="float" office:value="139.999930000035">
            <text:p>140.00</text:p>
          </table:table-cell>
          <table:table-cell office:value-type="float" office:value="7">
            <text:p>7</text:p>
          </table:table-cell>
          <table:table-cell table:formula="of:=[.H84]/[.E84]" office:value-type="float" office:value="1714286.57142857">
            <text:p>1714286.57</text:p>
          </table:table-cell>
          <table:table-cell office:value-type="float" office:value="480000000">
            <text:p>48.0E+07</text:p>
          </table:table-cell>
          <table:table-cell office:value-type="float" office:value="12000006">
            <text:p>12.0E+06</text:p>
          </table:table-cell>
          <table:table-cell/>
        </table:table-row>
        <table:table-row table:style-name="ro1">
          <table:table-cell table:formula="of:=[.G85]/48000000" office:value-type="float" office:value="10">
            <text:p>10</text:p>
          </table:table-cell>
          <table:table-cell table:formula="of:=[.G85]/[.C85]" office:value-type="float" office:value="40">
            <text:p>40</text:p>
          </table:table-cell>
          <table:table-cell office:value-type="float" office:value="12000000">
            <text:p>12.0E+06</text:p>
          </table:table-cell>
          <table:table-cell table:formula="of:=([.G85]*[.E85])/(2*[.H85])" office:value-type="float" office:value="159.999906666721">
            <text:p>160.00</text:p>
          </table:table-cell>
          <table:table-cell office:value-type="float" office:value="8">
            <text:p>8</text:p>
          </table:table-cell>
          <table:table-cell table:formula="of:=[.H85]/[.E85]" office:value-type="float" office:value="1500000.875">
            <text:p>1500000.88</text:p>
          </table:table-cell>
          <table:table-cell office:value-type="float" office:value="480000000">
            <text:p>48.0E+07</text:p>
          </table:table-cell>
          <table:table-cell office:value-type="float" office:value="12000007">
            <text:p>12.0E+06</text:p>
          </table:table-cell>
          <table:table-cell/>
        </table:table-row>
        <table:table-row table:style-name="ro1">
          <table:table-cell table:formula="of:=[.G86]/48000000" office:value-type="float" office:value="10">
            <text:p>10</text:p>
          </table:table-cell>
          <table:table-cell table:formula="of:=[.G86]/[.C86]" office:value-type="float" office:value="40">
            <text:p>40</text:p>
          </table:table-cell>
          <table:table-cell office:value-type="float" office:value="12000000">
            <text:p>12.0E+06</text:p>
          </table:table-cell>
          <table:table-cell table:formula="of:=([.G86]*[.E86])/(2*[.H86])" office:value-type="float" office:value="179.99988000008">
            <text:p>180.00</text:p>
          </table:table-cell>
          <table:table-cell office:value-type="float" office:value="9">
            <text:p>9</text:p>
          </table:table-cell>
          <table:table-cell table:formula="of:=[.H86]/[.E86]" office:value-type="float" office:value="1333334.22222222">
            <text:p>1333334.22</text:p>
          </table:table-cell>
          <table:table-cell office:value-type="float" office:value="480000000">
            <text:p>48.0E+07</text:p>
          </table:table-cell>
          <table:table-cell office:value-type="float" office:value="12000008">
            <text:p>12.0E+06</text:p>
          </table:table-cell>
          <table:table-cell/>
        </table:table-row>
        <table:table-row table:style-name="ro1">
          <table:table-cell table:formula="of:=[.G87]/48000000" office:value-type="float" office:value="10">
            <text:p>10</text:p>
          </table:table-cell>
          <table:table-cell table:formula="of:=[.G87]/[.C87]" office:value-type="float" office:value="40">
            <text:p>40</text:p>
          </table:table-cell>
          <table:table-cell office:value-type="float" office:value="12000000">
            <text:p>12.0E+06</text:p>
          </table:table-cell>
          <table:table-cell table:formula="of:=([.G87]*[.E87])/(2*[.H87])" office:value-type="float" office:value="199.999850000113">
            <text:p>200.00</text:p>
          </table:table-cell>
          <table:table-cell office:value-type="float" office:value="10">
            <text:p>10</text:p>
          </table:table-cell>
          <table:table-cell table:formula="of:=[.H87]/[.E87]" office:value-type="float" office:value="1200000.9">
            <text:p>1200000.9</text:p>
          </table:table-cell>
          <table:table-cell office:value-type="float" office:value="480000000">
            <text:p>48.0E+07</text:p>
          </table:table-cell>
          <table:table-cell office:value-type="float" office:value="12000009">
            <text:p>12.0E+06</text:p>
          </table:table-cell>
          <table:table-cell/>
        </table:table-row>
        <table:table-row table:style-name="ro1">
          <table:table-cell table:formula="of:=[.G88]/48000000" office:value-type="float" office:value="10">
            <text:p>10</text:p>
          </table:table-cell>
          <table:table-cell table:formula="of:=[.G88]/[.C88]" office:value-type="float" office:value="40">
            <text:p>40</text:p>
          </table:table-cell>
          <table:table-cell office:value-type="float" office:value="12000000">
            <text:p>12.0E+06</text:p>
          </table:table-cell>
          <table:table-cell table:formula="of:=([.G88]*[.E88])/(2*[.H88])" office:value-type="float" office:value="219.999816666819">
            <text:p>220.00</text:p>
          </table:table-cell>
          <table:table-cell office:value-type="float" office:value="11">
            <text:p>11</text:p>
          </table:table-cell>
          <table:table-cell table:formula="of:=[.H88]/[.E88]" office:value-type="float" office:value="1090910">
            <text:p>1090910</text:p>
          </table:table-cell>
          <table:table-cell office:value-type="float" office:value="480000000">
            <text:p>48.0E+07</text:p>
          </table:table-cell>
          <table:table-cell office:value-type="float" office:value="12000010">
            <text:p>12.0E+06</text:p>
          </table:table-cell>
          <table:table-cell/>
        </table:table-row>
        <table:table-row table:style-name="ro1">
          <table:table-cell table:formula="of:=[.G89]/48000000" office:value-type="float" office:value="10">
            <text:p>10</text:p>
          </table:table-cell>
          <table:table-cell table:formula="of:=[.G89]/[.C89]" office:value-type="float" office:value="40">
            <text:p>40</text:p>
          </table:table-cell>
          <table:table-cell office:value-type="float" office:value="12000000">
            <text:p>12.0E+06</text:p>
          </table:table-cell>
          <table:table-cell table:formula="of:=([.G89]*[.E89])/(2*[.H89])" office:value-type="float" office:value="239.999780000202">
            <text:p>240.00</text:p>
          </table:table-cell>
          <table:table-cell office:value-type="float" office:value="12">
            <text:p>12</text:p>
          </table:table-cell>
          <table:table-cell table:formula="of:=[.H89]/[.E89]" office:value-type="float" office:value="1000000.91666667">
            <text:p>1000000.92</text:p>
          </table:table-cell>
          <table:table-cell office:value-type="float" office:value="480000000">
            <text:p>48.0E+07</text:p>
          </table:table-cell>
          <table:table-cell office:value-type="float" office:value="12000011">
            <text:p>12.0E+06</text:p>
          </table:table-cell>
          <table:table-cell/>
        </table:table-row>
        <table:table-row table:style-name="ro1">
          <table:table-cell table:formula="of:=[.G90]/48000000" office:value-type="float" office:value="10">
            <text:p>10</text:p>
          </table:table-cell>
          <table:table-cell table:formula="of:=[.G90]/[.C90]" office:value-type="float" office:value="40">
            <text:p>40</text:p>
          </table:table-cell>
          <table:table-cell office:value-type="float" office:value="12000000">
            <text:p>12.0E+06</text:p>
          </table:table-cell>
          <table:table-cell table:formula="of:=([.G90]*[.E90])/(2*[.H90])" office:value-type="float" office:value="259.99974000026">
            <text:p>260.00</text:p>
          </table:table-cell>
          <table:table-cell office:value-type="float" office:value="13">
            <text:p>13</text:p>
          </table:table-cell>
          <table:table-cell table:formula="of:=[.H90]/[.E90]" office:value-type="float" office:value="923077.846153846">
            <text:p>923077.85</text:p>
          </table:table-cell>
          <table:table-cell office:value-type="float" office:value="480000000">
            <text:p>48.0E+07</text:p>
          </table:table-cell>
          <table:table-cell office:value-type="float" office:value="12000012">
            <text:p>12.0E+06</text:p>
          </table:table-cell>
          <table:table-cell/>
        </table:table-row>
        <table:table-row table:style-name="ro1">
          <table:table-cell table:formula="of:=[.G91]/48000000" office:value-type="float" office:value="10">
            <text:p>10</text:p>
          </table:table-cell>
          <table:table-cell table:formula="of:=[.G91]/[.C91]" office:value-type="float" office:value="40">
            <text:p>40</text:p>
          </table:table-cell>
          <table:table-cell office:value-type="float" office:value="12000000">
            <text:p>12.0E+06</text:p>
          </table:table-cell>
          <table:table-cell table:formula="of:=([.G91]*[.E91])/(2*[.H91])" office:value-type="float" office:value="279.999696666995">
            <text:p>280.00</text:p>
          </table:table-cell>
          <table:table-cell office:value-type="float" office:value="14">
            <text:p>14</text:p>
          </table:table-cell>
          <table:table-cell table:formula="of:=[.H91]/[.E91]" office:value-type="float" office:value="857143.785714286">
            <text:p>857143.79</text:p>
          </table:table-cell>
          <table:table-cell office:value-type="float" office:value="480000000">
            <text:p>48.0E+07</text:p>
          </table:table-cell>
          <table:table-cell office:value-type="float" office:value="12000013">
            <text:p>12.0E+06</text:p>
          </table:table-cell>
          <table:table-cell/>
        </table:table-row>
        <table:table-row table:style-name="ro1">
          <table:table-cell table:formula="of:=[.G92]/48000000" office:value-type="float" office:value="10">
            <text:p>10</text:p>
          </table:table-cell>
          <table:table-cell table:formula="of:=[.G92]/[.C92]" office:value-type="float" office:value="40">
            <text:p>40</text:p>
          </table:table-cell>
          <table:table-cell office:value-type="float" office:value="12000000">
            <text:p>12.0E+06</text:p>
          </table:table-cell>
          <table:table-cell table:formula="of:=([.G92]*[.E92])/(2*[.H92])" office:value-type="float" office:value="299.999650000408">
            <text:p>300.00</text:p>
          </table:table-cell>
          <table:table-cell office:value-type="float" office:value="15">
            <text:p>15</text:p>
          </table:table-cell>
          <table:table-cell table:formula="of:=[.H92]/[.E92]" office:value-type="float" office:value="800000.933333333">
            <text:p>800000.93</text:p>
          </table:table-cell>
          <table:table-cell office:value-type="float" office:value="480000000">
            <text:p>48.0E+07</text:p>
          </table:table-cell>
          <table:table-cell office:value-type="float" office:value="12000014">
            <text:p>12.0E+06</text:p>
          </table:table-cell>
          <table:table-cell/>
        </table:table-row>
        <table:table-row table:style-name="ro1">
          <table:table-cell table:formula="of:=[.G93]/48000000" office:value-type="float" office:value="10">
            <text:p>10</text:p>
          </table:table-cell>
          <table:table-cell table:formula="of:=[.G93]/[.C93]" office:value-type="float" office:value="40">
            <text:p>40</text:p>
          </table:table-cell>
          <table:table-cell office:value-type="float" office:value="12000000">
            <text:p>12.0E+06</text:p>
          </table:table-cell>
          <table:table-cell table:formula="of:=([.G93]*[.E93])/(2*[.H93])" office:value-type="float" office:value="319.9996000005">
            <text:p>320.00</text:p>
          </table:table-cell>
          <table:table-cell office:value-type="float" office:value="16">
            <text:p>16</text:p>
          </table:table-cell>
          <table:table-cell table:formula="of:=[.H93]/[.E93]" office:value-type="float" office:value="750000.9375">
            <text:p>750000.94</text:p>
          </table:table-cell>
          <table:table-cell office:value-type="float" office:value="480000000">
            <text:p>48.0E+07</text:p>
          </table:table-cell>
          <table:table-cell office:value-type="float" office:value="12000015">
            <text:p>12.0E+06</text:p>
          </table:table-cell>
          <table:table-cell/>
        </table:table-row>
        <table:table-row table:style-name="ro1">
          <table:table-cell table:formula="of:=[.G94]/48000000" office:value-type="float" office:value="10">
            <text:p>10</text:p>
          </table:table-cell>
          <table:table-cell table:formula="of:=[.G94]/[.C94]" office:value-type="float" office:value="40">
            <text:p>40</text:p>
          </table:table-cell>
          <table:table-cell office:value-type="float" office:value="12000000">
            <text:p>12.0E+06</text:p>
          </table:table-cell>
          <table:table-cell table:formula="of:=([.G94]*[.E94])/(2*[.H94])" office:value-type="float" office:value="339.999546667271">
            <text:p>340.00</text:p>
          </table:table-cell>
          <table:table-cell office:value-type="float" office:value="17">
            <text:p>17</text:p>
          </table:table-cell>
          <table:table-cell table:formula="of:=[.H94]/[.E94]" office:value-type="float" office:value="705883.294117647">
            <text:p>705883.29</text:p>
          </table:table-cell>
          <table:table-cell office:value-type="float" office:value="480000000">
            <text:p>48.0E+07</text:p>
          </table:table-cell>
          <table:table-cell office:value-type="float" office:value="12000016">
            <text:p>12.0E+06</text:p>
          </table:table-cell>
          <table:table-cell/>
        </table:table-row>
        <table:table-row table:style-name="ro1">
          <table:table-cell table:formula="of:=[.G95]/48000000" office:value-type="float" office:value="10">
            <text:p>10</text:p>
          </table:table-cell>
          <table:table-cell table:formula="of:=[.G95]/[.C95]" office:value-type="float" office:value="40">
            <text:p>40</text:p>
          </table:table-cell>
          <table:table-cell office:value-type="float" office:value="12000000">
            <text:p>12.0E+06</text:p>
          </table:table-cell>
          <table:table-cell table:formula="of:=([.G95]*[.E95])/(2*[.H95])" office:value-type="float" office:value="359.999490000723">
            <text:p>360.00</text:p>
          </table:table-cell>
          <table:table-cell office:value-type="float" office:value="18">
            <text:p>18</text:p>
          </table:table-cell>
          <table:table-cell table:formula="of:=[.H95]/[.E95]" office:value-type="float" office:value="666667.611111111">
            <text:p>666667.61</text:p>
          </table:table-cell>
          <table:table-cell office:value-type="float" office:value="480000000">
            <text:p>48.0E+07</text:p>
          </table:table-cell>
          <table:table-cell office:value-type="float" office:value="12000017">
            <text:p>12.0E+06</text:p>
          </table:table-cell>
          <table:table-cell/>
        </table:table-row>
        <table:table-row table:style-name="ro1">
          <table:table-cell table:formula="of:=[.G96]/48000000" office:value-type="float" office:value="10">
            <text:p>10</text:p>
          </table:table-cell>
          <table:table-cell table:formula="of:=[.G96]/[.C96]" office:value-type="float" office:value="40">
            <text:p>40</text:p>
          </table:table-cell>
          <table:table-cell office:value-type="float" office:value="12000000">
            <text:p>12.0E+06</text:p>
          </table:table-cell>
          <table:table-cell table:formula="of:=([.G96]*[.E96])/(2*[.H96])" office:value-type="float" office:value="379.999430000855">
            <text:p>380.00</text:p>
          </table:table-cell>
          <table:table-cell office:value-type="float" office:value="19">
            <text:p>19</text:p>
          </table:table-cell>
          <table:table-cell table:formula="of:=[.H96]/[.E96]" office:value-type="float" office:value="631579.894736842">
            <text:p>631579.89</text:p>
          </table:table-cell>
          <table:table-cell office:value-type="float" office:value="480000000">
            <text:p>48.0E+07</text:p>
          </table:table-cell>
          <table:table-cell office:value-type="float" office:value="12000018">
            <text:p>12.0E+06</text:p>
          </table:table-cell>
          <table:table-cell/>
        </table:table-row>
        <table:table-row table:style-name="ro1">
          <table:table-cell table:formula="of:=[.G97]/48000000" office:value-type="float" office:value="10">
            <text:p>10</text:p>
          </table:table-cell>
          <table:table-cell table:formula="of:=[.G97]/[.C97]" office:value-type="float" office:value="40">
            <text:p>40</text:p>
          </table:table-cell>
          <table:table-cell office:value-type="float" office:value="12000000">
            <text:p>12.0E+06</text:p>
          </table:table-cell>
          <table:table-cell table:formula="of:=([.G97]*[.E97])/(2*[.H97])" office:value-type="float" office:value="399.999366667669">
            <text:p>400.00</text:p>
          </table:table-cell>
          <table:table-cell office:value-type="float" office:value="20">
            <text:p>20</text:p>
          </table:table-cell>
          <table:table-cell table:formula="of:=[.H97]/[.E97]" office:value-type="float" office:value="600000.95">
            <text:p>600000.95</text:p>
          </table:table-cell>
          <table:table-cell office:value-type="float" office:value="480000000">
            <text:p>48.0E+07</text:p>
          </table:table-cell>
          <table:table-cell office:value-type="float" office:value="12000019">
            <text:p>12.0E+06</text:p>
          </table:table-cell>
          <table:table-cell/>
        </table:table-row>
        <table:table-row table:style-name="ro1">
          <table:table-cell table:formula="of:=[.G98]/48000000" office:value-type="float" office:value="10">
            <text:p>10</text:p>
          </table:table-cell>
          <table:table-cell table:formula="of:=[.G98]/[.C98]" office:value-type="float" office:value="40">
            <text:p>40</text:p>
          </table:table-cell>
          <table:table-cell office:value-type="float" office:value="12000000">
            <text:p>12.0E+06</text:p>
          </table:table-cell>
          <table:table-cell table:formula="of:=([.G98]*[.E98])/(2*[.H98])" office:value-type="float" office:value="419.999300001167">
            <text:p>420.00</text:p>
          </table:table-cell>
          <table:table-cell office:value-type="float" office:value="21">
            <text:p>21</text:p>
          </table:table-cell>
          <table:table-cell table:formula="of:=[.H98]/[.E98]" office:value-type="float" office:value="571429.523809524">
            <text:p>571429.52</text:p>
          </table:table-cell>
          <table:table-cell office:value-type="float" office:value="480000000">
            <text:p>48.0E+07</text:p>
          </table:table-cell>
          <table:table-cell office:value-type="float" office:value="12000020">
            <text:p>12.0E+06</text:p>
          </table:table-cell>
          <table:table-cell/>
        </table:table-row>
        <table:table-row table:style-name="ro1">
          <table:table-cell table:formula="of:=[.G99]/48000000" office:value-type="float" office:value="10">
            <text:p>10</text:p>
          </table:table-cell>
          <table:table-cell table:formula="of:=[.G99]/[.C99]" office:value-type="float" office:value="40">
            <text:p>40</text:p>
          </table:table-cell>
          <table:table-cell office:value-type="float" office:value="12000000">
            <text:p>12.0E+06</text:p>
          </table:table-cell>
          <table:table-cell table:formula="of:=([.G99]*[.E99])/(2*[.H99])" office:value-type="float" office:value="439.999230001347">
            <text:p>440.00</text:p>
          </table:table-cell>
          <table:table-cell office:value-type="float" office:value="22">
            <text:p>22</text:p>
          </table:table-cell>
          <table:table-cell table:formula="of:=[.H99]/[.E99]" office:value-type="float" office:value="545455.5">
            <text:p>545455.5</text:p>
          </table:table-cell>
          <table:table-cell office:value-type="float" office:value="480000000">
            <text:p>48.0E+07</text:p>
          </table:table-cell>
          <table:table-cell office:value-type="float" office:value="12000021">
            <text:p>12.0E+06</text:p>
          </table:table-cell>
          <table:table-cell/>
        </table:table-row>
        <table:table-row table:style-name="ro1">
          <table:table-cell table:formula="of:=[.G100]/48000000" office:value-type="float" office:value="10">
            <text:p>10</text:p>
          </table:table-cell>
          <table:table-cell table:formula="of:=[.G100]/[.C100]" office:value-type="float" office:value="40">
            <text:p>40</text:p>
          </table:table-cell>
          <table:table-cell office:value-type="float" office:value="12000000">
            <text:p>12.0E+06</text:p>
          </table:table-cell>
          <table:table-cell table:formula="of:=([.G100]*[.E100])/(2*[.H100])" office:value-type="float" office:value="459.999156668213">
            <text:p>460.00</text:p>
          </table:table-cell>
          <table:table-cell office:value-type="float" office:value="23">
            <text:p>23</text:p>
          </table:table-cell>
          <table:table-cell table:formula="of:=[.H100]/[.E100]" office:value-type="float" office:value="521740.086956522">
            <text:p>521740.09</text:p>
          </table:table-cell>
          <table:table-cell office:value-type="float" office:value="480000000">
            <text:p>48.0E+07</text:p>
          </table:table-cell>
          <table:table-cell office:value-type="float" office:value="12000022">
            <text:p>12.0E+06</text:p>
          </table:table-cell>
          <table:table-cell/>
        </table:table-row>
        <table:table-row table:style-name="ro1">
          <table:table-cell table:formula="of:=[.G101]/48000000" office:value-type="float" office:value="10">
            <text:p>10</text:p>
          </table:table-cell>
          <table:table-cell table:formula="of:=[.G101]/[.C101]" office:value-type="float" office:value="40">
            <text:p>40</text:p>
          </table:table-cell>
          <table:table-cell office:value-type="float" office:value="12000000">
            <text:p>12.0E+06</text:p>
          </table:table-cell>
          <table:table-cell table:formula="of:=([.G101]*[.E101])/(2*[.H101])" office:value-type="float" office:value="479.999080001763">
            <text:p>480.00</text:p>
          </table:table-cell>
          <table:table-cell office:value-type="float" office:value="24">
            <text:p>24</text:p>
          </table:table-cell>
          <table:table-cell table:formula="of:=[.H101]/[.E101]" office:value-type="float" office:value="500000.958333333">
            <text:p>500000.96</text:p>
          </table:table-cell>
          <table:table-cell office:value-type="float" office:value="480000000">
            <text:p>48.0E+07</text:p>
          </table:table-cell>
          <table:table-cell office:value-type="float" office:value="12000023">
            <text:p>12.0E+06</text:p>
          </table:table-cell>
          <table:table-cell/>
        </table:table-row>
        <table:table-row table:style-name="ro1">
          <table:table-cell table:formula="of:=[.G102]/48000000" office:value-type="float" office:value="10">
            <text:p>10</text:p>
          </table:table-cell>
          <table:table-cell table:formula="of:=[.G102]/[.C102]" office:value-type="float" office:value="40">
            <text:p>40</text:p>
          </table:table-cell>
          <table:table-cell office:value-type="float" office:value="12000000">
            <text:p>12.0E+06</text:p>
          </table:table-cell>
          <table:table-cell table:formula="of:=([.G102]*[.E102])/(2*[.H102])" office:value-type="float" office:value="499.999000002">
            <text:p>500.00</text:p>
          </table:table-cell>
          <table:table-cell office:value-type="float" office:value="25">
            <text:p>25</text:p>
          </table:table-cell>
          <table:table-cell table:formula="of:=[.H102]/[.E102]" office:value-type="float" office:value="480000.96">
            <text:p>480000.96</text:p>
          </table:table-cell>
          <table:table-cell office:value-type="float" office:value="480000000">
            <text:p>48.0E+07</text:p>
          </table:table-cell>
          <table:table-cell office:value-type="float" office:value="12000024">
            <text:p>12.0E+06</text:p>
          </table:table-cell>
          <table:table-cell/>
        </table:table-row>
        <table:table-row table:style-name="ro1">
          <table:table-cell table:formula="of:=[.G103]/48000000" office:value-type="float" office:value="10">
            <text:p>10</text:p>
          </table:table-cell>
          <table:table-cell table:formula="of:=[.G103]/[.C103]" office:value-type="float" office:value="40">
            <text:p>40</text:p>
          </table:table-cell>
          <table:table-cell office:value-type="float" office:value="12000000">
            <text:p>12.0E+06</text:p>
          </table:table-cell>
          <table:table-cell table:formula="of:=([.G103]*[.E103])/(2*[.H103])" office:value-type="float" office:value="519.998916668924">
            <text:p>520.00</text:p>
          </table:table-cell>
          <table:table-cell office:value-type="float" office:value="26">
            <text:p>26</text:p>
          </table:table-cell>
          <table:table-cell table:formula="of:=[.H103]/[.E103]" office:value-type="float" office:value="461539.423076923">
            <text:p>461539.42</text:p>
          </table:table-cell>
          <table:table-cell office:value-type="float" office:value="480000000">
            <text:p>48.0E+07</text:p>
          </table:table-cell>
          <table:table-cell office:value-type="float" office:value="12000025">
            <text:p>12.0E+06</text:p>
          </table:table-cell>
          <table:table-cell/>
        </table:table-row>
        <table:table-row table:style-name="ro1">
          <table:table-cell table:formula="of:=[.G104]/48000000" office:value-type="float" office:value="10">
            <text:p>10</text:p>
          </table:table-cell>
          <table:table-cell table:formula="of:=[.G104]/[.C104]" office:value-type="float" office:value="40">
            <text:p>40</text:p>
          </table:table-cell>
          <table:table-cell office:value-type="float" office:value="12000000">
            <text:p>12.0E+06</text:p>
          </table:table-cell>
          <table:table-cell table:formula="of:=([.G104]*[.E104])/(2*[.H104])" office:value-type="float" office:value="539.998830002535">
            <text:p>540.00</text:p>
          </table:table-cell>
          <table:table-cell office:value-type="float" office:value="27">
            <text:p>27</text:p>
          </table:table-cell>
          <table:table-cell table:formula="of:=[.H104]/[.E104]" office:value-type="float" office:value="444445.407407407">
            <text:p>444445.41</text:p>
          </table:table-cell>
          <table:table-cell office:value-type="float" office:value="480000000">
            <text:p>48.0E+07</text:p>
          </table:table-cell>
          <table:table-cell office:value-type="float" office:value="12000026">
            <text:p>12.0E+06</text:p>
          </table:table-cell>
          <table:table-cell/>
        </table:table-row>
        <table:table-row table:style-name="ro1">
          <table:table-cell table:formula="of:=[.G105]/48000000" office:value-type="float" office:value="10">
            <text:p>10</text:p>
          </table:table-cell>
          <table:table-cell table:formula="of:=[.G105]/[.C105]" office:value-type="float" office:value="40">
            <text:p>40</text:p>
          </table:table-cell>
          <table:table-cell office:value-type="float" office:value="12000000">
            <text:p>12.0E+06</text:p>
          </table:table-cell>
          <table:table-cell table:formula="of:=([.G105]*[.E105])/(2*[.H105])" office:value-type="float" office:value="559.998740002835">
            <text:p>560.00</text:p>
          </table:table-cell>
          <table:table-cell office:value-type="float" office:value="28">
            <text:p>28</text:p>
          </table:table-cell>
          <table:table-cell table:formula="of:=[.H105]/[.E105]" office:value-type="float" office:value="428572.392857143">
            <text:p>428572.39</text:p>
          </table:table-cell>
          <table:table-cell office:value-type="float" office:value="480000000">
            <text:p>48.0E+07</text:p>
          </table:table-cell>
          <table:table-cell office:value-type="float" office:value="12000027">
            <text:p>12.0E+06</text:p>
          </table:table-cell>
          <table:table-cell/>
        </table:table-row>
        <table:table-row table:style-name="ro1">
          <table:table-cell table:formula="of:=[.G106]/48000000" office:value-type="float" office:value="10">
            <text:p>10</text:p>
          </table:table-cell>
          <table:table-cell table:formula="of:=[.G106]/[.C106]" office:value-type="float" office:value="40">
            <text:p>40</text:p>
          </table:table-cell>
          <table:table-cell office:value-type="float" office:value="12000000">
            <text:p>12.0E+06</text:p>
          </table:table-cell>
          <table:table-cell table:formula="of:=([.G106]*[.E106])/(2*[.H106])" office:value-type="float" office:value="579.998646669824">
            <text:p>580.00</text:p>
          </table:table-cell>
          <table:table-cell office:value-type="float" office:value="29">
            <text:p>29</text:p>
          </table:table-cell>
          <table:table-cell table:formula="of:=[.H106]/[.E106]" office:value-type="float" office:value="413794.068965517">
            <text:p>413794.07</text:p>
          </table:table-cell>
          <table:table-cell office:value-type="float" office:value="480000000">
            <text:p>48.0E+07</text:p>
          </table:table-cell>
          <table:table-cell office:value-type="float" office:value="12000028">
            <text:p>12.0E+06</text:p>
          </table:table-cell>
          <table:table-cell/>
        </table:table-row>
        <table:table-row table:style-name="ro3">
          <table:table-cell table:formula="of:=[.G107]/48000000" office:value-type="float" office:value="10">
            <text:p>10</text:p>
          </table:table-cell>
          <table:table-cell table:formula="of:=[.G107]/[.C107]" office:value-type="float" office:value="40">
            <text:p>40</text:p>
          </table:table-cell>
          <table:table-cell office:value-type="float" office:value="12000000">
            <text:p>12.0E+06</text:p>
          </table:table-cell>
          <table:table-cell table:formula="of:=([.G107]*[.E107])/(2*[.H107])" office:value-type="float" office:value="599.998550003504">
            <text:p>600.00</text:p>
          </table:table-cell>
          <table:table-cell office:value-type="float" office:value="30">
            <text:p>30</text:p>
          </table:table-cell>
          <table:table-cell table:formula="of:=[.H107]/[.E107]" office:value-type="float" office:value="400000.966666667">
            <text:p>400000.97</text:p>
          </table:table-cell>
          <table:table-cell office:value-type="float" office:value="480000000">
            <text:p>48.0E+07</text:p>
          </table:table-cell>
          <table:table-cell office:value-type="float" office:value="12000029">
            <text:p>12.0E+06</text:p>
          </table:table-cell>
          <table:table-cell table:style-name="ce11"/>
        </table:table-row>
        <table:table-row table:style-name="ro1">
          <table:table-cell table:formula="of:=[.G108]/48000000" office:value-type="float" office:value="10">
            <text:p>10</text:p>
          </table:table-cell>
          <table:table-cell table:formula="of:=[.G108]/[.C108]" office:value-type="float" office:value="40">
            <text:p>40</text:p>
          </table:table-cell>
          <table:table-cell office:value-type="float" office:value="12000000">
            <text:p>12.0E+06</text:p>
          </table:table-cell>
          <table:table-cell table:formula="of:=([.G108]*[.E108])/(2*[.H108])" office:value-type="float" office:value="619.998450003875">
            <text:p>620.00</text:p>
          </table:table-cell>
          <table:table-cell office:value-type="float" office:value="31">
            <text:p>31</text:p>
          </table:table-cell>
          <table:table-cell table:formula="of:=[.H108]/[.E108]" office:value-type="float" office:value="387097.741935484">
            <text:p>387097.74</text:p>
          </table:table-cell>
          <table:table-cell office:value-type="float" office:value="480000000">
            <text:p>48.0E+07</text:p>
          </table:table-cell>
          <table:table-cell office:value-type="float" office:value="12000030">
            <text:p>12.0E+06</text:p>
          </table:table-cell>
          <table:table-cell/>
        </table:table-row>
        <table:table-row table:style-name="ro1">
          <table:table-cell table:formula="of:=[.G109]/48000000" office:value-type="float" office:value="10">
            <text:p>10</text:p>
          </table:table-cell>
          <table:table-cell table:formula="of:=[.G109]/[.C109]" office:value-type="float" office:value="40">
            <text:p>40</text:p>
          </table:table-cell>
          <table:table-cell office:value-type="float" office:value="12000000">
            <text:p>12.0E+06</text:p>
          </table:table-cell>
          <table:table-cell table:formula="of:=([.G109]*[.E109])/(2*[.H109])" office:value-type="float" office:value="639.998346670938">
            <text:p>640.00</text:p>
          </table:table-cell>
          <table:table-cell office:value-type="float" office:value="32">
            <text:p>32</text:p>
          </table:table-cell>
          <table:table-cell table:formula="of:=[.H109]/[.E109]" office:value-type="float" office:value="375000.96875">
            <text:p>375000.97</text:p>
          </table:table-cell>
          <table:table-cell office:value-type="float" office:value="480000000">
            <text:p>48.0E+07</text:p>
          </table:table-cell>
          <table:table-cell office:value-type="float" office:value="12000031">
            <text:p>12.0E+06</text:p>
          </table:table-cell>
          <table:table-cell/>
        </table:table-row>
        <table:table-row table:style-name="ro1" table:number-rows-repeated="28">
          <table:table-cell table:number-columns-repeated="5"/>
          <table:table-cell table:style-name="Default" table:number-columns-repeated="2"/>
          <table:table-cell table:style-name="ce9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9"/>
          <table:table-cell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scientific-number number:decimal-places="1" number:min-integer-digits="2" number:min-exponent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OutOfRange" style:family="table-cell" style:parent-style-name="Default">
      <style:text-properties fo:color="#dc23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6">06/06/2011</text:date>, <text:time>12:4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K Wilson</meta:initial-creator>
    <meta:creation-date>2008-07-02T15:16:33</meta:creation-date>
    <dc:creator>K </dc:creator>
    <dc:date>2011-06-05T15:17:19</dc:date>
    <meta:editing-cycles>13</meta:editing-cycles>
    <meta:editing-duration>PT02H30M45S</meta:editing-duration>
    <meta:document-statistic meta:table-count="3" meta:cell-count="784" meta:object-count="0"/>
    <meta:user-defined meta:name="Info 1"/>
    <meta:user-defined meta:name="Info 2"/>
    <meta:user-defined meta:name="Info 3"/>
    <meta:user-defined meta:name="Info 4"/>
  </office:meta>
</office:document-meta>
</file>